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905cm"/>
    </style:style>
    <style:style style:name="Táblázat5.E" style:family="table-column">
      <style:table-column-properties style:column-width="2.117cm"/>
    </style:style>
    <style:style style:name="Táblázat5.F" style:family="table-column">
      <style:table-column-properties style:column-width="5.239cm"/>
    </style:style>
    <style:style style:name="Táblázat5.G" style:family="table-column">
      <style:table-column-properties style:column-width="3.17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9" style:family="table">
      <style:table-properties style:width="12.938cm" table:align="left"/>
    </style:style>
    <style:style style:name="Táblázat9.A" style:family="table-column">
      <style:table-column-properties style:column-width="1.588cm"/>
    </style:style>
    <style:style style:name="Táblázat9.B" style:family="table-column">
      <style:table-column-properties style:column-width="4.048cm"/>
    </style:style>
    <style:style style:name="Táblázat9.C" style:family="table-column">
      <style:table-column-properties style:column-width="7.303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10" style:family="table">
      <style:table-properties style:width="12.197cm" table:align="left"/>
    </style:style>
    <style:style style:name="Táblázat10.A" style:family="table-column">
      <style:table-column-properties style:column-width="2.619cm"/>
    </style:style>
    <style:style style:name="Táblázat10.B" style:family="table-column">
      <style:table-column-properties style:column-width="3.043cm"/>
    </style:style>
    <style:style style:name="Táblázat10.C" style:family="table-column">
      <style:table-column-properties style:column-width="3.201cm"/>
    </style:style>
    <style:style style:name="Táblázat10.D" style:family="table-column">
      <style:table-column-properties style:column-width="3.334cm"/>
    </style:style>
    <style:style style:name="Táblázat10.A1" style:family="table-cell">
      <style:table-cell-properties fo:padding="0.097cm" fo:border-left="0.05pt solid #000000" fo:border-right="none" fo:border-top="0.05pt solid #000000" fo:border-bottom="0.05pt solid #000000"/>
    </style:style>
    <style:style style:name="Táblázat10.D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Standard">
      <style:paragraph-properties fo:padding="0.074cm" fo:border-left="none" fo:border-right="none" fo:border-top="none" fo:border-bottom="0.06pt solid #000000" style:join-border="false"/>
      <style:text-properties style:text-underline-style="none" fo:font-weight="normal" style:font-weight-asian="normal" style:font-weight-complex="normal"/>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text-properties style:text-underline-style="none"/>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Standard" style:list-style-name="L6">
      <style:text-properties style:text-underline-style="none" fo:font-weight="normal" style:font-weight-asian="normal" style:font-weight-complex="normal"/>
    </style:style>
    <style:style style:name="P21" style:family="paragraph" style:parent-style-name="Standard">
      <style:text-properties style:text-underline-style="solid" style:text-underline-width="auto" style:text-underline-color="font-color" fo:font-weight="normal" style:font-weight-asian="normal" style:font-weight-complex="normal"/>
    </style:style>
    <style:style style:name="P22"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3" style:family="paragraph" style:parent-style-name="Heading_20_1">
      <style:text-properties style:text-underline-style="none" fo:font-weight="normal" style:font-weight-asian="normal" style:font-weight-complex="normal"/>
    </style:style>
    <style:style style:name="P2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font-weight="bold" style:font-weight-asian="bold" style:font-weight-complex="bold"/>
    </style:style>
    <style:style style:name="T8" style:family="text">
      <style:text-properties fo:font-size="13pt" fo:font-style="normal" style:text-underline-style="solid" style:text-underline-width="auto" style:text-underline-color="font-color" style:font-size-asian="13pt" style:font-style-asian="normal" style:font-size-complex="13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unmorph-foma morphological analyzer and generator for Hungarian. </text:h>
      <text:h text:style-name="Standard" text:outline-level="1"/>
      <text:h text:style-name="Standard" text:outline-level="1">Hunmorh-foma is a 2-way tool. Given a conjugated word it finds the word stem and the used suffices, and given a word stem and the name of the suffices it creates a conjugated word. <text:s/>It is possible to communicate with Hunmorph-foma using client-server model, its working can be therefore fully automatized. </text:h>
      <text:h text:style-name="Standard" text:outline-level="1"/>
      <text:h text:style-name="Standard" text:outline-level="1">Hunmorph-foma is based on foma, <text:s/>(<text:a xlink:type="simple" xlink:href="http://code.google.com/p/foma">http://code.google.com/p/foma</text:a>), <text:s/>which is an open source implementation of the <text:s/>lexc/xfst grammar tool <text:s/>of the Xerpx laboratory. The handbook of the grammar tools of the Xerox laboratory (also known as fsmbook) can be found under: <text:a xlink:type="simple" xlink:href="https://victorio.uit.no/langtech/tags/DIVVUN-NO_1_0_RELEASE/gt/doc/book.pdf_1.pdf">https://victorio.uit.no/langtech/tags/DIVVUN-NO_1_0_RELEASE/gt/doc/book.pdf_1.pdf</text:a> .</text:h>
      <text:h text:style-name="Standard" text:outline-level="1"/>
      <text:h text:style-name="P2" text:outline-level="1">Known open source grammar tools for Hungarian:</text:h>
      <text:h text:style-name="Standard" text:outline-level="1"/>
      <text:h text:style-name="Standard" text:outline-level="1"><text:span text:style-name="T1">hunmorph</text:span> tool (<text:a xlink:type="simple" xlink:href="http://mokk.bme.hu/resources/hunmorph/">http://mokk.bme.hu/resources/hunmorph/</text:a>) , that contains multiple components. <text:span text:style-name="Citation"><text:span text:style-name="T2">It works only in analysis direction, that is, it can find the stem „ablak” and the acc. suffix, if we enter „ablakot”, but it is incapable to generate „ablakot” if we enter „ablak ACC”. <text:s/></text:span></text:span>Its dictionary can not be easily modified, since the necessary tools are not well documented. Its dictionary is a little fraction of Hunmorph-foma-s dictionary. Its automatisation is not provided per default, the user has to set up a server-client model. I found its working both slow and memory intensive, which is never an advance.</text:h>
      <text:h text:style-name="Standard" text:outline-level="1"/>
      <text:h text:style-name="Standard" text:outline-level="1"><text:span text:style-name="T1">hunspell</text:span> ( <text:a xlink:type="simple" xlink:href="http://sourceforge.net/projects/hunspell">http://</text:a><text:a xlink:type="simple" xlink:href="http://sourceforge.net/projects/hunspell"><text:span text:style-name="Citation"><text:span text:style-name="T3">sourceforge.net/projects/hunspell</text:span></text:span></text:a><text:span text:style-name="Citation">/ ) </text:span><text:span text:style-name="Citation"><text:span text:style-name="T2">is primarily a fine spell checker tool. In grammar mode it can only handle about 60% of the possible Hungarian suffixes. <text:s/>Its dictionary is poor, lots of used Hungarian words are missing from it. Its function in grammar mode is instable, with other words, it crashes quite often in that mode. <text:s/>Support for grammar mode is poor, error messages pertaining grammar are typically left unanswered or deleted. List of error messages of hunspell for Hungarian can be found on the <text:s/></text:span></text:span><text:a xlink:type="simple" xlink:href="http://bug.openscope.org/"><text:span text:style-name="Citation"><text:span text:style-name="T2">http://bug.openscope.org</text:span></text:span></text:a><text:span text:style-name="Citation"><text:span text:style-name="T2"> system, the errors there are documented and illustrated. <text:s/></text:span></text:span></text:h>
      <text:h text:style-name="Standard" text:outline-level="1"/>
      <text:h text:style-name="Standard" text:outline-level="1">The above mentioned status made it necessary to provide a primarily grammar handling tool for the Hungarian language.</text:h>
      <text:h text:style-name="Standard" text:outline-level="1"/>
      <text:h text:style-name="Standard" text:outline-level="1">Pre-requisite to use Hunmorph-foma is the download and successful installation of foma. (<text:a xlink:type="simple" xlink:href="http://code.google.com/p/foma">http://code.google.com/p/foma</text:a>)</text:h>
      <text:h text:style-name="Standard" text:outline-level="1"/>
      <text:h text:style-name="P8" text:outline-level="1">Usage:</text:h>
      <text:h text:style-name="Standard" text:outline-level="1"/>
      <text:list xml:id="list821127120" text:style-name="L1">
        <text:list-item>
          <text:h text:style-name="P14" text:outline-level="1">Download the Hunmorph-foma tree and untar/unzip it.</text:h>
        </text:list-item>
        <text:list-item>
          <text:h text:style-name="P14" text:outline-level="1">In the directory, where the Makefile exists:</text:h>
        </text:list-item>
      </text:list>
      <text:h text:style-name="Standard" text:outline-level="1"><text:s text:c="12"/>sh tools/chksys.sh</text:h>
      <text:h text:style-name="Standard" text:outline-level="1"><text:s text:c="11"/>If the answer confirms existence of foma and make, </text:h>
      <text:h text:style-name="Standard" text:outline-level="1"><text:s text:c="11"/>make</text:h>
      <text:h text:style-name="Standard" text:outline-level="1"><text:s/>Command make results in the compilation of Hunmorph-foma, compilation takes about 5-6 minutes on my system.</text:h>
      <text:h text:style-name="Standard" text:outline-level="1"/>
      <text:h text:style-name="P9" text:outline-level="1">The first testing:</text:h>
      <text:h text:style-name="Standard" text:outline-level="1"/>
      <text:h text:style-name="Standard" text:outline-level="1">$ foma -l hfnnum.foma</text:h>
      <text:h text:style-name="Standard" text:outline-level="1">27.3 MB. 599957 states, 1788091 arcs, Cyclic.</text:h>
      <text:h text:style-name="Standard" text:outline-level="1"><text:soft-page-break/>Foma, version 0.9.16alpha</text:h>
      <text:h text:style-name="Standard" text:outline-level="1">Copyright © 2008-2011 Mans Hulden</text:h>
      <text:h text:style-name="Standard" text:outline-level="1">This is free software; see the source code for copying conditions.</text:h>
      <text:h text:style-name="Standard" text:outline-level="1">There is ABSOLUTELY NO WARRANTY; for details, type "help license"</text:h>
      <text:h text:style-name="Standard" text:outline-level="1"/>
      <text:h text:style-name="Standard" text:outline-level="1">Type "help" to list all commands available.</text:h>
      <text:h text:style-name="Standard" text:outline-level="1">Type "help &lt;topic&gt;" or help "&lt;operator&gt;" for further help.</text:h>
      <text:h text:style-name="Standard" text:outline-level="1"/>
      <text:h text:style-name="Standard" text:outline-level="1">foma[1]: up</text:h>
      <text:h text:style-name="Standard" text:outline-level="1">apply up&gt; kilincs</text:h>
      <text:h text:style-name="Standard" text:outline-level="1">kilincs+Noun+Nom</text:h>
      <text:h text:style-name="Standard" text:outline-level="1">apply up&gt; hajókra</text:h>
      <text:h text:style-name="Standard" text:outline-level="1">hajó+Noun+Plur+Sub</text:h>
      <text:h text:style-name="Standard" text:outline-level="1">apply up&gt; kellet</text:h>
      <text:h text:style-name="Standard" text:outline-level="1">kellet+Verb+IndefSg3</text:h>
      <text:h text:style-name="Standard" text:outline-level="1">apply up&gt; hibás</text:h>
      <text:h text:style-name="Standard" text:outline-level="1">hibás+Noun+Nom</text:h>
      <text:h text:style-name="Standard" text:outline-level="1">hibás+Adj+Nom</text:h>
      <text:h text:style-name="Standard" text:outline-level="1">apply up&gt; és</text:h>
      <text:h text:style-name="Standard" text:outline-level="1">és+Con</text:h>
      <text:h text:style-name="Standard" text:outline-level="1">apply up&gt; (Ctrl-D lenyomása)</text:h>
      <text:h text:style-name="Standard" text:outline-level="1">foma[1]: down</text:h>
      <text:h text:style-name="Standard" text:outline-level="1">apply down&gt; kilincs+Noun+Posss3s+Dat</text:h>
      <text:h text:style-name="Standard" text:outline-level="1">Kilincsének</text:h>
      <text:h text:style-name="Standard" text:outline-level="1">kilincsének</text:h>
      <text:h text:style-name="P9" text:outline-level="1">apply down&gt; (Ctrl-C lenyomása)</text:h>
      <text:h text:style-name="Standard" text:outline-level="1"/>
      <text:h text:style-name="Standard" text:outline-level="1">Of course, it is possible to communicate with Hunmorph-foma using client-server model, its working can be therefore fully automatized. In more detail about this you can read under <text:a xlink:type="simple" xlink:href="http://code.google.com/p/foma/wiki/FlookupDocumentation">http://code.google.com/p/foma/wiki/FlookupDocumentation</text:a> and later on here in Client-server mode part.</text:h>
      <text:h text:style-name="Standard" text:outline-level="1"/>
      <text:h text:style-name="Standard" text:outline-level="1">Hunmorph-foma's has multiple <text:s/>application possibilities like: </text:h>
      <text:h text:style-name="Standard" text:outline-level="1"/>
      <text:list xml:id="list1607191036" text:style-name="L2">
        <text:list-item>
          <text:h text:style-name="P15" text:outline-level="1">spell checking</text:h>
        </text:list-item>
        <text:list-item>
          <text:h text:style-name="P15" text:outline-level="1">translation support</text:h>
        </text:list-item>
        <text:list-item>
          <text:h text:style-name="P15" text:outline-level="1">word stemming</text:h>
        </text:list-item>
        <text:list-item>
          <text:h text:style-name="P15" text:outline-level="1">tool that helps creating language corpora</text:h>
        </text:list-item>
        <text:list-item>
          <text:h text:style-name="P15" text:outline-level="1">re-forming of texts</text:h>
        </text:list-item>
        <text:list-item>
          <text:h text:style-name="P15" text:outline-level="1">...</text:h>
        </text:list-item>
      </text:list>
      <text:h text:style-name="Standard" text:outline-level="1"/>
      <text:h text:style-name="Standard" text:outline-level="1">Hunmorph-foma handles the following word arts:</text:h>
      <text:list xml:id="list958121819" text:style-name="L3">
        <text:list-item>
          <text:h text:style-name="P16" text:outline-level="1">nouns</text:h>
        </text:list-item>
        <text:list-item>
          <text:h text:style-name="P16" text:outline-level="1">adjectives</text:h>
        </text:list-item>
        <text:list-item>
          <text:h text:style-name="P16" text:outline-level="1">verbs</text:h>
        </text:list-item>
        <text:list-item>
          <text:h text:style-name="P16" text:outline-level="1">numerals</text:h>
        </text:list-item>
        <text:list-item>
          <text:h text:style-name="P16" text:outline-level="1">pronouns</text:h>
        </text:list-item>
        <text:list-item>
          <text:h text:style-name="P16" text:outline-level="1">adverbs, conjunctives, post-positions</text:h>
        </text:list-item>
        <text:list-item>
          <text:h text:style-name="P16" text:outline-level="1">other word arts....</text:h>
        </text:list-item>
      </text:list>
      <text:h text:style-name="Standard" text:outline-level="1"/>
      <text:h text:style-name="P3" text:outline-level="1">Conjugation</text:h>
      <text:h text:style-name="Standard" text:outline-level="1"><text:soft-page-break/></text:h>
      <text:h text:style-name="Standard" text:outline-level="1"><text:span text:style-name="T5">Noun</text:span> conjugation is in Hungarian:</text:h>
      <text:h text:style-name="Standard" text:outline-level="1"/>
      <text:h text:style-name="Standard" text:outline-level="1"/>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h text:style-name="Table_20_Contents" text:outline-level="1"/>
          </table:table-cell>
          <table:table-cell table:style-name="Táblázat1.B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A1" office:value-type="string">
            <text:h text:style-name="Table_20_Contents" text:outline-level="1"/>
          </table:table-cell>
          <table:table-cell table:style-name="Táblázat1.F1" office:value-type="string">
            <text:h text:style-name="Table_20_Contents" text:outline-level="1">Example</text:h>
          </table:table-cell>
        </table:table-row>
        <table:table-row table:style-name="Táblázat1.1">
          <table:table-cell table:style-name="Táblázat1.A2" office:value-type="string">
            <text:h text:style-name="Table_20_Contents" text:outline-level="1">word</text:h>
          </table:table-cell>
          <table:table-cell table:style-name="Táblázat1.B2" office:value-type="string">
            <text:h text:style-name="Table_20_Contents" text:outline-level="1">Owned suffix.</text:h>
          </table:table-cell>
          <table:table-cell table:style-name="Táblázat1.C2" office:value-type="string">
            <text:h text:style-name="Table_20_Contents" text:outline-level="1">Familiar suffix</text:h>
          </table:table-cell>
          <table:table-cell table:style-name="Táblázat1.D2" office:value-type="string">
            <text:h text:style-name="Table_20_Contents" text:outline-level="1">Owner suffix</text:h>
          </table:table-cell>
          <table:table-cell table:style-name="Táblázat1.E2" office:value-type="string">
            <text:h text:style-name="Table_20_Contents" text:outline-level="1">suffices</text:h>
          </table:table-cell>
          <table:table-cell table:style-name="Táblázat1.F2" office:value-type="string">
            <text:h text:style-name="Table_20_Contents" text:outline-level="1">sógoromékéra</text:h>
          </table:table-cell>
        </table:table-row>
        <table:table-row>
          <table:table-cell table:style-name="Táblázat1.A3" office:value-type="string">
            <text:h text:style-name="Table_20_Contents" text:outline-level="1">word</text:h>
          </table:table-cell>
          <table:table-cell table:style-name="Táblázat1.B3" office:value-type="string">
            <text:h text:style-name="Table_20_Contents" text:outline-level="1">Plural suffix</text:h>
          </table:table-cell>
          <table:table-cell table:style-name="Táblázat1.C3" office:value-type="string">
            <text:h text:style-name="Table_20_Contents" text:outline-level="1"/>
          </table:table-cell>
          <table:table-cell table:style-name="Táblázat1.D3" office:value-type="string">
            <text:h text:style-name="Table_20_Contents" text:outline-level="1">Owner suffix</text:h>
          </table:table-cell>
          <table:table-cell table:style-name="Táblázat1.E3" office:value-type="string">
            <text:h text:style-name="Table_20_Contents" text:outline-level="1">suffices</text:h>
          </table:table-cell>
          <table:table-cell table:style-name="Táblázat1.F3" office:value-type="string">
            <text:h text:style-name="Table_20_Contents" text:outline-level="1">sógorokénak</text:h>
          </table:table-cell>
        </table:table-row>
        <table:table-row>
          <table:table-cell table:style-name="Táblázat1.A4" office:value-type="string">
            <text:h text:style-name="Table_20_Contents" text:outline-level="1">word</text:h>
          </table:table-cell>
          <table:table-cell table:style-name="Táblázat1.B4" office:value-type="string">
            <text:h text:style-name="Table_20_Contents" text:outline-level="1"/>
          </table:table-cell>
          <table:table-cell table:style-name="Táblázat1.C4" office:value-type="string">
            <text:h text:style-name="Table_20_Contents" text:outline-level="1">Familiar suffix </text:h>
          </table:table-cell>
          <table:table-cell table:style-name="Táblázat1.D4" office:value-type="string">
            <text:h text:style-name="Table_20_Contents" text:outline-level="1">Owner suffix</text:h>
          </table:table-cell>
          <table:table-cell table:style-name="Táblázat1.E4" office:value-type="string">
            <text:h text:style-name="Table_20_Contents" text:outline-level="1">suffices</text:h>
          </table:table-cell>
          <table:table-cell table:style-name="Táblázat1.F4" office:value-type="string">
            <text:h text:style-name="Table_20_Contents" text:outline-level="1">sógorékéitól</text:h>
          </table:table-cell>
        </table:table-row>
      </table:table>
      <text:h text:style-name="Standard" text:outline-level="1"/>
      <text:h text:style-name="Standard" text:outline-level="1"/>
      <text:h text:style-name="Standard" text:outline-level="1"/>
      <text:h text:style-name="P3" text:outline-level="1">Hunmorph-foma's nomenclatur:</text:h>
      <text:h text:style-name="Standard" text:outline-level="1"/>
      <text:h text:style-name="Standard" text:outline-level="1"/>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h text:style-name="Table_20_Contents" text:outline-level="1"/>
          </table:table-cell>
          <table:table-cell table:style-name="Táblázat2.B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A1" office:value-type="string">
            <text:h text:style-name="Table_20_Contents" text:outline-level="1"/>
          </table:table-cell>
          <table:table-cell table:style-name="Táblázat2.F1" office:value-type="string">
            <text:h text:style-name="Table_20_Contents" text:outline-level="1">Example</text:h>
          </table:table-cell>
        </table:table-row>
        <table:table-row table:style-name="Táblázat2.1">
          <table:table-cell table:style-name="Táblázat2.A2" office:value-type="string">
            <text:h text:style-name="Table_20_Contents" text:outline-level="1">word</text:h>
          </table:table-cell>
          <table:table-cell table:style-name="Táblázat2.B2" office:value-type="string">
            <text:h text:style-name="Table_20_Contents" text:outline-level="1">Owned suffix. (Poss)</text:h>
          </table:table-cell>
          <table:table-cell table:style-name="Táblázat2.C2" office:value-type="string">
            <text:h text:style-name="Table_20_Contents" text:outline-level="1">Familiar suffix (Fam)</text:h>
          </table:table-cell>
          <table:table-cell table:style-name="Táblázat2.D2" office:value-type="string">
            <text:h text:style-name="Table_20_Contents" text:outline-level="1">Owner suffix (Gen)</text:h>
          </table:table-cell>
          <table:table-cell table:style-name="Táblázat2.E2" office:value-type="string">
            <text:h text:style-name="Table_20_Contents" text:outline-level="1">suffices</text:h>
          </table:table-cell>
          <table:table-cell table:style-name="Táblázat2.F2" office:value-type="string">
            <text:h text:style-name="Table_20_Contents" text:outline-level="1">sógoromékéra</text:h>
          </table:table-cell>
        </table:table-row>
        <table:table-row>
          <table:table-cell table:style-name="Táblázat2.A3" office:value-type="string">
            <text:h text:style-name="Table_20_Contents" text:outline-level="1">word</text:h>
          </table:table-cell>
          <table:table-cell table:style-name="Táblázat2.B3" office:value-type="string">
            <text:h text:style-name="Table_20_Contents" text:outline-level="1">Plural suffix (Plur) </text:h>
          </table:table-cell>
          <table:table-cell table:style-name="Táblázat2.C3" office:value-type="string">
            <text:h text:style-name="Table_20_Contents" text:outline-level="1"/>
          </table:table-cell>
          <table:table-cell table:style-name="Táblázat2.D3" office:value-type="string">
            <text:h text:style-name="Table_20_Contents" text:outline-level="1">Owner suffix (Gen)</text:h>
          </table:table-cell>
          <table:table-cell table:style-name="Táblázat2.E3" office:value-type="string">
            <text:h text:style-name="Table_20_Contents" text:outline-level="1">suffices</text:h>
          </table:table-cell>
          <table:table-cell table:style-name="Táblázat2.F3" office:value-type="string">
            <text:h text:style-name="Table_20_Contents" text:outline-level="1">sógorokénak</text:h>
          </table:table-cell>
        </table:table-row>
        <table:table-row>
          <table:table-cell table:style-name="Táblázat2.A4" office:value-type="string">
            <text:h text:style-name="Table_20_Contents" text:outline-level="1">word</text:h>
          </table:table-cell>
          <table:table-cell table:style-name="Táblázat2.B4" office:value-type="string">
            <text:h text:style-name="Table_20_Contents" text:outline-level="1"/>
          </table:table-cell>
          <table:table-cell table:style-name="Táblázat2.C4" office:value-type="string">
            <text:h text:style-name="Table_20_Contents" text:outline-level="1">Familiar suffix (Fam)</text:h>
          </table:table-cell>
          <table:table-cell table:style-name="Táblázat2.D4" office:value-type="string">
            <text:h text:style-name="Table_20_Contents" text:outline-level="1">Owner suffix (Gen)</text:h>
          </table:table-cell>
          <table:table-cell table:style-name="Táblázat2.E4" office:value-type="string">
            <text:h text:style-name="Table_20_Contents" text:outline-level="1">suffices</text:h>
          </table:table-cell>
          <table:table-cell table:style-name="Táblázat2.F4" office:value-type="string">
            <text:h text:style-name="Table_20_Contents" text:outline-level="1">sógoréktól</text:h>
          </table:table-cell>
        </table:table-row>
      </table:table>
      <text:h text:style-name="Standard" text:outline-level="1"/>
      <text:h text:style-name="Standard" text:outline-level="1"/>
      <text:h text:style-name="Standard" text:outline-level="1">For the suffices <text:s/>Hunmorph-foma uses following abbreviations, similarly to Szeged-Korpusz (<text:a xlink:type="simple" xlink:href="http://www.inf.u-szeged.hu/projectdirs/hlt/">http://www.inf.u-szeged.hu/projectdirs/hlt/</text:a>), a Szószablya <text:s/>or Hunspell:</text:h>
      <text:h text:style-name="Standard" text:outline-level="1"/>
      <table:table table:name="Táblázat3" table:style-name="Táblázat3">
        <table:table-column table:style-name="Táblázat3.A"/>
        <table:table-column table:style-name="Táblázat3.B"/>
        <table:table-header-rows>
          <table:table-row>
            <table:table-cell table:style-name="Táblázat3.A1" office:value-type="string">
              <text:h text:style-name="Table_20_Heading" text:outline-level="1">Used name</text:h>
            </table:table-cell>
            <table:table-cell table:style-name="Táblázat3.B1" office:value-type="string">
              <text:h text:style-name="Table_20_Heading" text:outline-level="1">Suffix</text:h>
            </table:table-cell>
          </table:table-row>
        </table:table-header-rows>
        <table:table-row>
          <table:table-cell table:style-name="Táblázat3.A2" office:value-type="string">
            <text:h text:style-name="Table_20_Contents" text:outline-level="1">Abl</text:h>
          </table:table-cell>
          <table:table-cell table:style-name="Táblázat3.B2" office:value-type="string">
            <text:h text:style-name="Table_20_Contents" text:outline-level="1">tól, től</text:h>
          </table:table-cell>
        </table:table-row>
        <table:table-row>
          <table:table-cell table:style-name="Táblázat3.A2" office:value-type="string">
            <text:h text:style-name="Table_20_Contents" text:outline-level="1">Acc</text:h>
          </table:table-cell>
          <table:table-cell table:style-name="Táblázat3.B2" office:value-type="string">
            <text:h text:style-name="Table_20_Contents" text:outline-level="1">t, ot, et, öt</text:h>
          </table:table-cell>
        </table:table-row>
        <table:table-row>
          <table:table-cell table:style-name="Táblázat3.A2" office:value-type="string">
            <text:h text:style-name="Table_20_Contents" text:outline-level="1">Ade</text:h>
          </table:table-cell>
          <table:table-cell table:style-name="Táblázat3.B2" office:value-type="string">
            <text:h text:style-name="Table_20_Contents" text:outline-level="1">nál, nél</text:h>
          </table:table-cell>
        </table:table-row>
        <table:table-row>
          <table:table-cell table:style-name="Táblázat3.A2" office:value-type="string">
            <text:h text:style-name="Table_20_Contents" text:outline-level="1">All</text:h>
          </table:table-cell>
          <table:table-cell table:style-name="Táblázat3.B2" office:value-type="string">
            <text:h text:style-name="Table_20_Contents" text:outline-level="1">hoz, hez, höz</text:h>
          </table:table-cell>
        </table:table-row>
        <table:table-row>
          <table:table-cell table:style-name="Táblázat3.A2" office:value-type="string">
            <text:h text:style-name="Table_20_Contents" text:outline-level="1">Cau</text:h>
          </table:table-cell>
          <table:table-cell table:style-name="Táblázat3.B2" office:value-type="string">
            <text:h text:style-name="Table_20_Contents" text:outline-level="1">ért</text:h>
          </table:table-cell>
        </table:table-row>
        <table:table-row>
          <table:table-cell table:style-name="Táblázat3.A2" office:value-type="string">
            <text:h text:style-name="Table_20_Contents" text:outline-level="1">Dat</text:h>
          </table:table-cell>
          <table:table-cell table:style-name="Táblázat3.B2" office:value-type="string">
            <text:h text:style-name="Table_20_Contents" text:outline-level="1">nak, nek</text:h>
          </table:table-cell>
        </table:table-row>
        <table:table-row>
          <table:table-cell table:style-name="Táblázat3.A2" office:value-type="string">
            <text:h text:style-name="Table_20_Contents" text:outline-level="1">Ela</text:h>
          </table:table-cell>
          <table:table-cell table:style-name="Táblázat3.B2" office:value-type="string">
            <text:h text:style-name="Table_20_Contents" text:outline-level="1">ból, ből</text:h>
          </table:table-cell>
        </table:table-row>
        <table:table-row>
          <table:table-cell table:style-name="Táblázat3.A2" office:value-type="string">
            <text:h text:style-name="Table_20_Contents" text:outline-level="1">Ess</text:h>
          </table:table-cell>
          <table:table-cell table:style-name="Táblázat3.B2" office:value-type="string">
            <text:h text:style-name="Table_20_Contents" text:outline-level="1">ul, ül</text:h>
          </table:table-cell>
        </table:table-row>
        <table:table-row>
          <table:table-cell table:style-name="Táblázat3.A2" office:value-type="string">
            <text:h text:style-name="Table_20_Contents" text:outline-level="1">Fac</text:h>
          </table:table-cell>
          <table:table-cell table:style-name="Táblázat3.B2" office:value-type="string">
            <text:h text:style-name="Table_20_Contents" text:outline-level="1">vá, vé</text:h>
          </table:table-cell>
        </table:table-row>
        <table:table-row>
          <table:table-cell table:style-name="Táblázat3.A2" office:value-type="string">
            <text:h text:style-name="Table_20_Contents" text:outline-level="1">For</text:h>
          </table:table-cell>
          <table:table-cell table:style-name="Táblázat3.B2" office:value-type="string">
            <text:h text:style-name="Table_20_Contents" text:outline-level="1">ként</text:h>
          </table:table-cell>
        </table:table-row>
        <table:table-row>
          <table:table-cell table:style-name="Táblázat3.A2" office:value-type="string">
            <text:h text:style-name="Table_20_Contents" text:outline-level="1">Forp</text:h>
          </table:table-cell>
          <table:table-cell table:style-name="Táblázat3.B2" office:value-type="string">
            <text:h text:style-name="Table_20_Contents" text:outline-level="1">képp</text:h>
          </table:table-cell>
        </table:table-row>
        <table:table-row>
          <table:table-cell table:style-name="Táblázat3.A2" office:value-type="string">
            <text:h text:style-name="Table_20_Contents" text:outline-level="1">Forpen</text:h>
          </table:table-cell>
          <table:table-cell table:style-name="Táblázat3.B2" office:value-type="string">
            <text:h text:style-name="Table_20_Contents" text:outline-level="1">képpen</text:h>
          </table:table-cell>
        </table:table-row>
        <table:table-row>
          <table:table-cell table:style-name="Táblázat3.A2" office:value-type="string">
            <text:h text:style-name="Table_20_Contents" text:outline-level="1">Ill</text:h>
          </table:table-cell>
          <table:table-cell table:style-name="Táblázat3.B2" office:value-type="string">
            <text:h text:style-name="Table_20_Contents" text:outline-level="1">ba, be</text:h>
          </table:table-cell>
        </table:table-row>
        <table:table-row>
          <table:table-cell table:style-name="Táblázat3.A2" office:value-type="string">
            <text:h text:style-name="Table_20_Contents" text:outline-level="1">Ine</text:h>
          </table:table-cell>
          <table:table-cell table:style-name="Táblázat3.B2" office:value-type="string">
            <text:h text:style-name="Table_20_Contents" text:outline-level="1">ban, ben</text:h>
          </table:table-cell>
        </table:table-row>
        <text:soft-page-break/>
        <table:table-row>
          <table:table-cell table:style-name="Táblázat3.A2" office:value-type="string">
            <text:h text:style-name="Table_20_Contents" text:outline-level="1">Ins </text:h>
          </table:table-cell>
          <table:table-cell table:style-name="Táblázat3.B2" office:value-type="string">
            <text:h text:style-name="Table_20_Contents" text:outline-level="1">val, vel</text:h>
          </table:table-cell>
        </table:table-row>
        <table:table-row>
          <table:table-cell table:style-name="Táblázat3.A2" office:value-type="string">
            <text:h text:style-name="Table_20_Contents" text:outline-level="1">Nom</text:h>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Sub</text:h>
          </table:table-cell>
          <table:table-cell table:style-name="Táblázat3.B2" office:value-type="string">
            <text:h text:style-name="Table_20_Contents" text:outline-level="1">ra, re</text:h>
          </table:table-cell>
        </table:table-row>
        <table:table-row>
          <table:table-cell table:style-name="Táblázat3.A2" office:value-type="string">
            <text:h text:style-name="Table_20_Contents" text:outline-level="1">Sup</text:h>
          </table:table-cell>
          <table:table-cell table:style-name="Táblázat3.B2" office:value-type="string">
            <text:h text:style-name="Table_20_Contents" text:outline-level="1">on, en, ön, n</text:h>
          </table:table-cell>
        </table:table-row>
        <table:table-row>
          <table:table-cell table:style-name="Táblázat3.A2" office:value-type="string">
            <text:h text:style-name="Table_20_Contents" text:outline-level="1">Ter </text:h>
          </table:table-cell>
          <table:table-cell table:style-name="Táblázat3.B2" office:value-type="string">
            <text:h text:style-name="Table_20_Contents" text:outline-level="1">ig</text:h>
          </table:table-cell>
        </table:table-row>
        <table:table-row>
          <table:table-cell table:style-name="Táblázat3.A2" office:value-type="string">
            <text:h text:style-name="Table_20_Contents" text:outline-level="1">Tem</text:h>
          </table:table-cell>
          <table:table-cell table:style-name="Táblázat3.B2" office:value-type="string">
            <text:h text:style-name="Table_20_Contents" text:outline-level="1">kor</text:h>
          </table:table-cell>
        </table:table-row>
        <table:table-row>
          <table:table-cell table:style-name="Táblázat3.A2" office:value-type="string">
            <text:h text:style-name="Table_20_Contents" text:outline-level="1"/>
          </table:table-cell>
          <table:table-cell table:style-name="Táblázat3.B2" office:value-type="string">
            <text:h text:style-name="Table_20_Contents" text:outline-level="1"/>
          </table:table-cell>
        </table:table-row>
        <table:table-row>
          <table:table-cell table:style-name="Táblázat3.A2" office:value-type="string">
            <text:h text:style-name="Table_20_Contents" text:outline-level="1">Dis</text:h>
          </table:table-cell>
          <table:table-cell table:style-name="Táblázat3.B2" office:value-type="string">
            <text:h text:style-name="Table_20_Contents" text:outline-level="1">anként, enként</text:h>
          </table:table-cell>
        </table:table-row>
        <table:table-row>
          <table:table-cell table:style-name="Táblázat3.A2" office:value-type="string">
            <text:h text:style-name="Table_20_Contents" text:outline-level="1">Soc</text:h>
          </table:table-cell>
          <table:table-cell table:style-name="Táblázat3.B2" office:value-type="string">
            <text:h text:style-name="Table_20_Contents" text:outline-level="1">astul, estül</text:h>
          </table:table-cell>
        </table:table-row>
      </table:table>
      <text:h text:style-name="Standard" text:outline-level="1"/>
      <text:h text:style-name="Standard" text:outline-level="1">Dis and Soc-t are used only directly after the unconjugated word, not after Poss, Plur or Fam. </text:h>
      <text:h text:style-name="Standard" text:outline-level="1"/>
      <text:h text:style-name="Standard" text:outline-level="1">Gen is used only once, even though theoretically it could be used endless deep, (kutyáéé..), however, I have not found any example for that in the used corpora (Szószablya korpusz and Szeged korpusz) </text:h>
      <text:h text:style-name="Standard" text:outline-level="1"/>
      <text:h text:style-name="Standard" text:outline-level="1"/>
      <text:h text:style-name="P3" text:outline-level="1">Adjectives</text:h>
      <text:h text:style-name="P3" text:outline-level="1"/>
      <text:h text:style-name="P3" text:outline-level="1">Adjective conjugation matches 100% noun conjugation. Adjectives can be elevated, and they get a prefix in high and highest level.</text:h>
      <text:h text:style-name="Standard" text:outline-level="1"/>
      <text:h text:style-name="Standard" text:outline-level="1">Adjective elevation:</text:h>
      <text:h text:style-name="Standard" text:outline-level="1"/>
      <table:table table:name="Táblázat4" table:style-name="Táblázat4">
        <table:table-column table:style-name="Táblázat4.A" table:number-columns-repeated="3"/>
        <table:table-column table:style-name="Táblázat4.D"/>
        <table:table-header-rows>
          <table:table-row>
            <table:table-cell table:style-name="Táblázat4.A1" office:value-type="string">
              <text:h text:style-name="Table_20_Heading" text:outline-level="1">Ground level</text:h>
            </table:table-cell>
            <table:table-cell table:style-name="Táblázat4.A1" office:value-type="string">
              <text:h text:style-name="Table_20_Heading" text:outline-level="1">Medium level</text:h>
            </table:table-cell>
            <table:table-cell table:style-name="Táblázat4.A1" office:value-type="string">
              <text:h text:style-name="Table_20_Heading" text:outline-level="1">High level</text:h>
            </table:table-cell>
            <table:table-cell table:style-name="Táblázat4.D1" office:value-type="string">
              <text:h text:style-name="Table_20_Heading" text:outline-level="1">Aggravated level</text:h>
            </table:table-cell>
          </table:table-row>
        </table:table-header-rows>
        <table:table-row>
          <table:table-cell table:style-name="Táblázat4.A2" office:value-type="string">
            <text:h text:style-name="Table_20_Contents" text:outline-level="1">word (noun suffices)</text:h>
          </table:table-cell>
          <table:table-cell table:style-name="Táblázat4.A2" office:value-type="string">
            <text:h text:style-name="Table_20_Contents" text:outline-level="1">abb, ebb, obb, bb (noun suffices)</text:h>
          </table:table-cell>
          <table:table-cell table:style-name="Táblázat4.A2" office:value-type="string">
            <text:h text:style-name="Table_20_Contents" text:outline-level="1">leg .. abb, ebb, obb, bb (noun suffices )</text:h>
          </table:table-cell>
          <table:table-cell table:style-name="Táblázat4.D2" office:value-type="string">
            <text:h text:style-name="Table_20_Contents" text:outline-level="1">legesleg .. abb, ebb, obb, bb (noun suffices)</text:h>
          </table:table-cell>
        </table:table-row>
      </table:table>
      <text:h text:style-name="Standard" text:outline-level="1"/>
      <text:h text:style-name="Standard" text:outline-level="1">Hunmorph-foma signs the existenceof elevation using the „Mid” word, in high level and aggravated level there is a prefix leg or legesleg there.</text:h>
      <text:h text:style-name="Standard" text:outline-level="1"/>
      <text:h text:style-name="P2" text:outline-level="1">Examples:</text:h>
      <text:h text:style-name="Standard" text:outline-level="1">szebbek: szebbek<text:tab/>szép+Adj+Mid+Plur+Nom</text:h>
      <text:h text:style-name="Standard" text:outline-level="1">legokosabbak: legokosabbak<text:tab/>legokos+Adj+Mid+Plur+Nom</text:h>
      <text:h text:style-name="Standard" text:outline-level="1">legeslegcsúnyábbak: legeslegcsúnyábbak<text:tab/>legeslegcsúnya+Adj+Mid+Plur+Nom</text:h>
      <text:h text:style-name="Standard" text:outline-level="1"/>
      <text:h text:style-name="P3" text:outline-level="1">Verbs</text:h>
      <text:h text:style-name="Standard" text:outline-level="1"/>
      <text:h text:style-name="Standard" text:outline-level="1">Verb suffices go from single, first person...third person to plural, first person to third person.</text:h>
      <text:h text:style-name="Standard" text:outline-level="1">A verb can stand in infinitive form, which can go <text:s/>from single, first person...third person to plural, first person to third person.</text:h>
      <text:h text:style-name="Standard" text:outline-level="1">Before the suffix expressing single or plural and the person a verb can have modifications expressing imperative (tat,tet) or repetitive (gat,get) action.</text:h>
      <text:h text:style-name="Standard" text:outline-level="1">A verb suffix can be objective or objectless, present or past tense, conditional or conjunctive mode.</text:h>
      <text:h text:style-name="Standard" text:outline-level="1"/>
      <text:h text:style-name="Standard" text:outline-level="1">Example:</text:h>
      <text:h text:style-name="Standard" text:outline-level="1"><text:soft-page-break/></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able:table table:name="Táblázat5" table:style-name="Táblázat5">
        <table:table-column table:style-name="Táblázat5.A"/>
        <table:table-column table:style-name="Táblázat5.B"/>
        <table:table-column table:style-name="Táblázat5.C"/>
        <table:table-column table:style-name="Táblázat5.D"/>
        <table:table-column table:style-name="Táblázat5.E"/>
        <table:table-column table:style-name="Táblázat5.F"/>
        <table:table-column table:style-name="Táblázat5.G"/>
        <table:table-header-rows>
          <table:table-row>
            <table:table-cell table:style-name="Táblázat5.A1" office:value-type="string">
              <text:h text:style-name="P12" text:outline-level="1"><text:s/></text:h>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A1" office:value-type="string">
              <text:h text:style-name="P11" text:outline-level="1"/>
            </table:table-cell>
            <table:table-cell table:style-name="Táblázat5.G1" office:value-type="string">
              <text:h text:style-name="P11" text:outline-level="1">Example</text:h>
            </table:table-cell>
          </table:table-row>
        </table:table-header-rows>
        <table:table-row>
          <table:table-cell table:style-name="Táblázat5.A2" office:value-type="string">
            <text:h text:style-name="P12" text:outline-level="1">word </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number, person, objectless</text:h>
          </table:table-cell>
          <table:table-cell table:style-name="Táblázat5.G2" office:value-type="string">
            <text:h text:style-name="P12" text:outline-level="1">írogattatgattatok</text:h>
          </table:table-cell>
        </table:table-row>
        <table:table-row>
          <table:table-cell table:style-name="Táblázat5.A2" office:value-type="string">
            <text:h text:style-name="P12" text:outline-level="1">word</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gattatgat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repetition</text:h>
          </table:table-cell>
          <table:table-cell table:style-name="Táblázat5.A2" office:value-type="string">
            <text:h text:style-name="P12" text:outline-level="1">imperative</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gattatok</text:h>
          </table:table-cell>
        </table:table-row>
        <table:table-row>
          <table:table-cell table:style-name="Táblázat5.A2" office:value-type="string">
            <text:h text:style-name="P12" text:outline-level="1">word</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gatok</text:h>
          </table:table-cell>
        </table:table-row>
        <table:table-row>
          <table:table-cell table:style-name="Táblázat5.A2" office:value-type="string">
            <text:h text:style-name="P12" text:outline-level="1">word</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imperative</text:h>
          </table:table-cell>
          <table:table-cell table:style-name="Táblázat5.A2" office:value-type="string">
            <text:h text:style-name="P12" text:outline-level="1">number, person, objectless</text:h>
          </table:table-cell>
          <table:table-cell table:style-name="Táblázat5.G2" office:value-type="string">
            <text:h text:style-name="P12" text:outline-level="1">írat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imperative</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atgat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text:h>
          </table:table-cell>
          <table:table-cell table:style-name="Táblázat5.G2" office:value-type="string">
            <text:h text:style-name="P12" text:outline-level="1">íro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text:h>
          </table:table-cell>
          <table:table-cell table:style-name="Táblázat5.G2" office:value-type="string">
            <text:h text:style-name="P12" text:outline-level="1">íro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conditional</text:h>
          </table:table-cell>
          <table:table-cell table:style-name="Táblázat5.G2" office:value-type="string">
            <text:h text:style-name="P12" text:outline-level="1">írná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 conditional</text:h>
          </table:table-cell>
          <table:table-cell table:style-name="Táblázat5.G2" office:value-type="string">
            <text:h text:style-name="P12" text:outline-level="1">írné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text:s text:c="2"/>conjunctive </text:h>
          </table:table-cell>
          <table:table-cell table:style-name="Táblázat5.G2" office:value-type="string">
            <text:h text:style-name="P12" text:outline-level="1">írja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text:s text:c="3"/>conjunctive</text:h>
          </table:table-cell>
          <table:table-cell table:style-name="Táblázat5.G2" office:value-type="string">
            <text:h text:style-name="P12" text:outline-level="1">írjak</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repetition</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 past</text:h>
          </table:table-cell>
          <table:table-cell table:style-name="Táblázat5.G2" office:value-type="string">
            <text:h text:style-name="P12" text:outline-level="1">írogattam</text:h>
          </table:table-cell>
        </table:table-row>
        <table:table-row>
          <table:table-cell table:style-name="Táblázat5.A2" office:value-type="string">
            <text:h text:style-name="P12" text:outline-level="1">word </text:h>
          </table:table-cell>
          <table:table-cell table:style-name="Táblázat5.A2" office:value-type="string">
            <text:h text:style-name="P12" text:outline-level="1"/>
          </table:table-cell>
          <table:table-cell table:style-name="Táblázat5.A2" office:value-type="string">
            <text:h text:style-name="P12" text:outline-level="1">imperative</text:h>
          </table:table-cell>
          <table:table-cell table:style-name="Táblázat5.A2" office:value-type="string">
            <text:h text:style-name="P12" text:outline-level="1"/>
          </table:table-cell>
          <table:table-cell table:style-name="Táblázat5.A2" office:value-type="string">
            <text:h text:style-name="P12" text:outline-level="1"/>
          </table:table-cell>
          <table:table-cell table:style-name="Táblázat5.A2" office:value-type="string">
            <text:h text:style-name="P12" text:outline-level="1">number, person, objectless, past</text:h>
          </table:table-cell>
          <table:table-cell table:style-name="Táblázat5.G2" office:value-type="string">
            <text:h text:style-name="P12" text:outline-level="1">írattál</text:h>
          </table:table-cell>
        </table:table-row>
      </table:table>
      <text:h text:style-name="Standard" text:outline-level="1"/>
      <text:h text:style-name="P3" text:outline-level="1">Hunmorph-foma nomenclatur</text:h>
      <text:h text:style-name="Standard" text:outline-level="1"/>
      <text:list xml:id="list899538496" text:style-name="L4">
        <text:list-item>
          <text:h text:style-name="P17" text:outline-level="1"><text:s/>repetition sign is Rep, </text:h>
        </text:list-item>
        <text:list-item>
          <text:h text:style-name="P17" text:outline-level="1">imperative's sign is Imper. </text:h>
        </text:list-item>
        <text:list-item>
          <text:h text:style-name="P17" text:outline-level="1">Objective: Def Objectless: Indef</text:h>
        </text:list-item>
        <text:list-item>
          <text:h text:style-name="P17" text:outline-level="1">Conditional: Cond</text:h>
        </text:list-item>
        <text:list-item>
          <text:h text:style-name="P17" text:outline-level="1">Indirect: Conj</text:h>
        </text:list-item>
        <text:list-item>
          <text:h text:style-name="P17" text:outline-level="1">Past tense: Past</text:h>
        </text:list-item>
      </text:list>
      <text:h text:style-name="Standard" text:outline-level="1"/>
      <text:h text:style-name="P3" text:outline-level="1">Numerals</text:h>
      <text:h text:style-name="P6" text:outline-level="1">Conjugation of numerals is identical to conjugation of nouns</text:h>
      <text:h text:style-name="P6" text:outline-level="1"/>
      <text:h text:style-name="P3" text:outline-level="1"><text:soft-page-break/>Pronouns</text:h>
      <text:h text:style-name="P3" text:outline-level="1"/>
      <text:h text:style-name="P6" text:outline-level="1">Pronouns can be singular, first...third person and plural first...third person.</text:h>
      <text:h text:style-name="P6" text:outline-level="1">Pronouns can be connected to any noun suffix <text:s/>(rám, rád, ...), <text:s/>and also to postfixes (alattam, alattad, ...).</text:h>
      <text:h text:style-name="P6" text:outline-level="1"/>
      <text:h text:style-name="P6" text:outline-level="1"/>
      <text:h text:style-name="P6" text:outline-level="1">Examples:</text:h>
      <text:list xml:id="list1283693616" text:style-name="L5">
        <text:list-item>
          <text:h text:style-name="P18" text:outline-level="1">enyém</text:h>
        </text:list-item>
        <text:list-item>
          <text:h text:style-name="P18" text:outline-level="1">mellettünk</text:h>
        </text:list-item>
        <text:list-item>
          <text:h text:style-name="P18" text:outline-level="1">tőletek</text:h>
        </text:list-item>
        <text:list-item>
          <text:h text:style-name="P18" text:outline-level="1">....</text:h>
        </text:list-item>
      </text:list>
      <text:h text:style-name="P6" text:outline-level="1"/>
      <text:h text:style-name="P5" text:outline-level="1">Other word types:</text:h>
      <text:h text:style-name="P4" text:outline-level="1"/>
      <table:table table:name="Táblázat9" table:style-name="Táblázat9">
        <table:table-column table:style-name="Táblázat9.A"/>
        <table:table-column table:style-name="Táblázat9.B"/>
        <table:table-column table:style-name="Táblázat9.C"/>
        <table:table-row>
          <table:table-cell table:style-name="Táblázat9.A1" office:value-type="string">
            <text:h text:style-name="P13" text:outline-level="1">Word type</text:h>
          </table:table-cell>
          <table:table-cell table:style-name="Táblázat9.A1" office:value-type="string">
            <text:h text:style-name="P13" text:outline-level="1">Name</text:h>
          </table:table-cell>
          <table:table-cell table:style-name="Táblázat9.C1" office:value-type="string">
            <text:h text:style-name="P13" text:outline-level="1">Example</text:h>
          </table:table-cell>
        </table:table-row>
        <table:table-row>
          <table:table-cell table:style-name="Táblázat9.A2" office:value-type="string">
            <text:h text:style-name="Table_20_Contents" text:outline-level="1">FXPP</text:h>
          </table:table-cell>
          <table:table-cell table:style-name="Táblázat9.A2" office:value-type="string">
            <text:h text:style-name="Table_20_Contents" text:outline-level="1">conj+number, person </text:h>
          </table:table-cell>
          <table:table-cell table:style-name="Táblázat9.C2" office:value-type="string">
            <text:h text:style-name="Table_20_Contents" text:outline-level="1">Engem, melletted</text:h>
          </table:table-cell>
        </table:table-row>
        <table:table-row>
          <table:table-cell table:style-name="Táblázat9.A2" office:value-type="string">
            <text:h text:style-name="Table_20_Contents" text:outline-level="1">Adv</text:h>
          </table:table-cell>
          <table:table-cell table:style-name="Táblázat9.A2" office:value-type="string">
            <text:h text:style-name="Table_20_Contents" text:outline-level="1">Adverb</text:h>
          </table:table-cell>
          <table:table-cell table:style-name="Táblázat9.C2" office:value-type="string">
            <text:h text:style-name="Table_20_Contents" text:outline-level="1">jól</text:h>
          </table:table-cell>
        </table:table-row>
        <table:table-row>
          <table:table-cell table:style-name="Táblázat9.A2" office:value-type="string">
            <text:h text:style-name="Table_20_Contents" text:outline-level="1">Con </text:h>
          </table:table-cell>
          <table:table-cell table:style-name="Táblázat9.A2" office:value-type="string">
            <text:h text:style-name="Table_20_Contents" text:outline-level="1">Connecting word</text:h>
          </table:table-cell>
          <table:table-cell table:style-name="Táblázat9.C2" office:value-type="string">
            <text:h text:style-name="Table_20_Contents" text:outline-level="1">De, és, így</text:h>
          </table:table-cell>
        </table:table-row>
        <table:table-row>
          <table:table-cell table:style-name="Táblázat9.A2" office:value-type="string">
            <text:h text:style-name="Table_20_Contents" text:outline-level="1">Det</text:h>
          </table:table-cell>
          <table:table-cell table:style-name="Táblázat9.A2" office:value-type="string">
            <text:h text:style-name="Table_20_Contents" text:outline-level="1">Article</text:h>
          </table:table-cell>
          <table:table-cell table:style-name="Táblázat9.C2" office:value-type="string">
            <text:h text:style-name="Table_20_Contents" text:outline-level="1">A, az</text:h>
          </table:table-cell>
        </table:table-row>
        <table:table-row>
          <table:table-cell table:style-name="Táblázat9.A2" office:value-type="string">
            <text:h text:style-name="Table_20_Contents" text:outline-level="1">Neg</text:h>
          </table:table-cell>
          <table:table-cell table:style-name="Táblázat9.A2" office:value-type="string">
            <text:h text:style-name="Table_20_Contents" text:outline-level="1">Negation word</text:h>
          </table:table-cell>
          <table:table-cell table:style-name="Táblázat9.C2" office:value-type="string">
            <text:h text:style-name="Table_20_Contents" text:outline-level="1">Nem, sem, sosem</text:h>
          </table:table-cell>
        </table:table-row>
        <table:table-row>
          <table:table-cell table:style-name="Táblázat9.A2" office:value-type="string">
            <text:h text:style-name="Table_20_Contents" text:outline-level="1">Post </text:h>
          </table:table-cell>
          <table:table-cell table:style-name="Táblázat9.A2" office:value-type="string">
            <text:h text:style-name="Table_20_Contents" text:outline-level="1">Post position </text:h>
          </table:table-cell>
          <table:table-cell table:style-name="Táblázat9.C2" office:value-type="string">
            <text:h text:style-name="Table_20_Contents" text:outline-level="1">Alatt, mellett, mellől</text:h>
          </table:table-cell>
        </table:table-row>
        <table:table-row>
          <table:table-cell table:style-name="Táblázat9.A2" office:value-type="string">
            <text:h text:style-name="Table_20_Contents" text:outline-level="1">Sentint</text:h>
          </table:table-cell>
          <table:table-cell table:style-name="Táblázat9.A2" office:value-type="string">
            <text:h text:style-name="Table_20_Contents" text:outline-level="1">Interjection</text:h>
          </table:table-cell>
          <table:table-cell table:style-name="Táblázat9.C2" office:value-type="string">
            <text:h text:style-name="Table_20_Contents" text:outline-level="1">Sej, sicc, ó</text:h>
          </table:table-cell>
        </table:table-row>
        <table:table-row>
          <table:table-cell table:style-name="Táblázat9.A2" office:value-type="string">
            <text:h text:style-name="Table_20_Contents" text:outline-level="1">Twin</text:h>
          </table:table-cell>
          <table:table-cell table:style-name="Táblázat9.A2" office:value-type="string">
            <text:h text:style-name="Table_20_Contents" text:outline-level="1">Twin words</text:h>
          </table:table-cell>
          <table:table-cell table:style-name="Táblázat9.C2" office:value-type="string">
            <text:h text:style-name="Table_20_Contents" text:outline-level="1">Gizes-gazos, hébe-hóba</text:h>
          </table:table-cell>
        </table:table-row>
        <table:table-row>
          <table:table-cell table:style-name="Táblázat9.A2" office:value-type="string">
            <text:h text:style-name="Table_20_Contents" text:outline-level="1">Vbpfx</text:h>
          </table:table-cell>
          <table:table-cell table:style-name="Táblázat9.A2" office:value-type="string">
            <text:h text:style-name="Table_20_Contents" text:outline-level="1">Verp prefix</text:h>
          </table:table-cell>
          <table:table-cell table:style-name="Táblázat9.C2" office:value-type="string">
            <text:h text:style-name="Table_20_Contents" text:outline-level="1">Újra, le, meg </text:h>
          </table:table-cell>
        </table:table-row>
      </table:table>
      <text:h text:style-name="P6" text:outline-level="1"/>
      <text:h text:style-name="P3" text:outline-level="1">Adverbs, Conjunctives and other word sorts have no conjugations.</text:h>
      <text:h text:style-name="P6" text:outline-level="1"/>
      <text:h text:style-name="P4" text:outline-level="1">Irregular nouns</text:h>
      <text:h text:style-name="P4" text:outline-level="1"/>
      <text:h text:style-name="P7" text:outline-level="1">Classes of irregular nouns</text:h>
      <table:table table:name="Táblázat6" table:style-name="Táblázat6">
        <table:table-column table:style-name="Táblázat6.A"/>
        <table:table-column table:style-name="Táblázat6.B"/>
        <table:table-column table:style-name="Táblázat6.C"/>
        <table:table-row>
          <table:table-cell table:style-name="Táblázat6.A1" office:value-type="string">
            <text:h text:style-name="Table_20_Contents" text:outline-level="1">1</text:h>
          </table:table-cell>
          <table:table-cell table:style-name="Táblázat6.A1" office:value-type="string">
            <text:h text:style-name="Table_20_Contents" text:outline-level="1">bokor, bokrot, bokrok </text:h>
          </table:table-cell>
          <table:table-cell table:style-name="Táblázat6.C1" office:value-type="string">
            <text:h text:style-name="Table_20_Contents" text:outline-level="1">Drop a letter</text:h>
          </table:table-cell>
        </table:table-row>
        <table:table-row>
          <table:table-cell table:style-name="Táblázat6.A2" office:value-type="string">
            <text:h text:style-name="Table_20_Contents" text:outline-level="1">2</text:h>
          </table:table-cell>
          <table:table-cell table:style-name="Táblázat6.A2" office:value-type="string">
            <text:h text:style-name="Table_20_Contents" text:outline-level="1">Leave out of a letter</text:h>
          </table:table-cell>
          <table:table-cell table:style-name="Táblázat6.C2" office:value-type="string">
            <text:h text:style-name="Table_20_Contents" text:outline-level="1">Drop a letter, change o to a</text:h>
          </table:table-cell>
        </table:table-row>
        <table:table-row>
          <table:table-cell table:style-name="Táblázat6.A2" office:value-type="string">
            <text:h text:style-name="Table_20_Contents" text:outline-level="1">3</text:h>
          </table:table-cell>
          <table:table-cell table:style-name="Táblázat6.A2" office:value-type="string">
            <text:h text:style-name="Table_20_Contents" text:outline-level="1">hal, halat, halak </text:h>
          </table:table-cell>
          <table:table-cell table:style-name="Táblázat6.C2" office:value-type="string">
            <text:h text:style-name="Table_20_Contents" text:outline-level="1">o-a hangzóváltás</text:h>
          </table:table-cell>
        </table:table-row>
        <table:table-row>
          <table:table-cell table:style-name="Táblázat6.A2" office:value-type="string">
            <text:h text:style-name="Table_20_Contents" text:outline-level="1">4</text:h>
          </table:table-cell>
          <table:table-cell table:style-name="Táblázat6.A2" office:value-type="string">
            <text:h text:style-name="Table_20_Contents" text:outline-level="1">csík csíkot csíkok </text:h>
          </table:table-cell>
          <table:table-cell table:style-name="Táblázat6.C2" office:value-type="string">
            <text:h text:style-name="Table_20_Contents" text:outline-level="1">Words of high vocals or last sillable high, that receive deep suffices</text:h>
          </table:table-cell>
        </table:table-row>
        <table:table-row>
          <table:table-cell table:style-name="Táblázat6.A2" office:value-type="string">
            <text:h text:style-name="Table_20_Contents" text:outline-level="1">5</text:h>
          </table:table-cell>
          <table:table-cell table:style-name="Táblázat6.A2" office:value-type="string">
            <text:h text:style-name="Table_20_Contents" text:outline-level="1">írt írtat írtak </text:h>
          </table:table-cell>
          <table:table-cell table:style-name="Táblázat6.C2" office:value-type="string">
            <text:h text:style-name="Table_20_Contents" text:outline-level="1">Words of high vocals or last sillable high, that receive deep suffices, change o to a</text:h>
          </table:table-cell>
        </table:table-row>
        <table:table-row>
          <table:table-cell table:style-name="Táblázat6.A2" office:value-type="string">
            <text:h text:style-name="Table_20_Contents" text:outline-level="1">6</text:h>
          </table:table-cell>
          <table:table-cell table:style-name="Táblázat6.A2" office:value-type="string">
            <text:h text:style-name="Table_20_Contents" text:outline-level="1">levél, levelet,levelek</text:h>
          </table:table-cell>
          <table:table-cell table:style-name="Táblázat6.C2" office:value-type="string">
            <text:h text:style-name="Table_20_Contents" text:outline-level="1">Loosing accent when conjugated</text:h>
          </table:table-cell>
        </table:table-row>
        <table:table-row>
          <table:table-cell table:style-name="Táblázat6.A2" office:value-type="string">
            <text:h text:style-name="Table_20_Contents" text:outline-level="1">7</text:h>
          </table:table-cell>
          <table:table-cell table:style-name="Táblázat6.A2" office:value-type="string">
            <text:h text:style-name="Table_20_Contents" text:outline-level="1">derék, derekat,derekak </text:h>
          </table:table-cell>
          <table:table-cell table:style-name="Táblázat6.C2" office:value-type="string">
            <text:h text:style-name="Table_20_Contents" text:outline-level="1">Loosing accent when conjugated, words of high vocals or last sillable high, that receive deep suffices</text:h>
          </table:table-cell>
        </table:table-row>
        <table:table-row>
          <table:table-cell table:style-name="Táblázat6.A2" office:value-type="string">
            <text:h text:style-name="Table_20_Contents" text:outline-level="1">8</text:h>
          </table:table-cell>
          <table:table-cell table:style-name="Táblázat6.A2" office:value-type="string">
            <text:h text:style-name="Table_20_Contents" text:outline-level="1">team, teamet teamek </text:h>
          </table:table-cell>
          <table:table-cell table:style-name="Táblázat6.C2" office:value-type="string">
            <text:h text:style-name="Table_20_Contents" text:outline-level="1">High foreign words, that are conjugated</text:h>
          </table:table-cell>
        </table:table-row>
        <table:table-row>
          <table:table-cell table:style-name="Táblázat6.A2" office:value-type="string">
            <text:h text:style-name="Table_20_Contents" text:outline-level="1">9</text:h>
          </table:table-cell>
          <table:table-cell table:style-name="Táblázat6.A2" office:value-type="string">
            <text:h text:style-name="Table_20_Contents" text:outline-level="1">hó, havat, havak </text:h>
          </table:table-cell>
          <table:table-cell table:style-name="Táblázat6.C2" office:value-type="string">
            <text:h text:style-name="Table_20_Contents" text:outline-level="1">Words changing stem</text:h>
          </table:table-cell>
        </table:table-row>
        <text:soft-page-break/>
        <table:table-row>
          <table:table-cell table:style-name="Táblázat6.A2" office:value-type="string">
            <text:h text:style-name="Table_20_Contents" text:outline-level="1">10</text:h>
          </table:table-cell>
          <table:table-cell table:style-name="Táblázat6.A2" office:value-type="string">
            <text:h text:style-name="Table_20_Contents" text:outline-level="1">ló lovat lovak </text:h>
          </table:table-cell>
          <table:table-cell table:style-name="Táblázat6.C2" office:value-type="string">
            <text:h text:style-name="Table_20_Contents" text:outline-level="1">Words changing stem</text:h>
          </table:table-cell>
        </table:table-row>
        <table:table-row>
          <table:table-cell table:style-name="Táblázat6.A2" office:value-type="string">
            <text:h text:style-name="Table_20_Contents" text:outline-level="1">11</text:h>
          </table:table-cell>
          <table:table-cell table:style-name="Táblázat6.A2" office:value-type="string">
            <text:h text:style-name="Table_20_Contents" text:outline-level="1">erő, erejét erők </text:h>
          </table:table-cell>
          <table:table-cell table:style-name="Táblázat6.C2" office:value-type="string">
            <text:h text:style-name="Table_20_Contents" text:outline-level="1">changing stem after poss suffices words</text:h>
          </table:table-cell>
        </table:table-row>
        <table:table-row>
          <table:table-cell table:style-name="Táblázat6.A2" office:value-type="string">
            <text:h text:style-name="Table_20_Contents" text:outline-level="1">12</text:h>
          </table:table-cell>
          <table:table-cell table:style-name="Táblázat6.A2" office:value-type="string">
            <text:h text:style-name="Table_20_Contents" text:outline-level="1">fi fiat fiak </text:h>
          </table:table-cell>
          <table:table-cell table:style-name="Táblázat6.C2" office:value-type="string">
            <text:h text:style-name="Table_20_Contents" text:outline-level="1">fi type words</text:h>
          </table:table-cell>
        </table:table-row>
        <table:table-row>
          <table:table-cell table:style-name="Táblázat6.A2" office:value-type="string">
            <text:h text:style-name="Table_20_Contents" text:outline-level="1">13</text:h>
          </table:table-cell>
          <table:table-cell table:style-name="Táblázat6.A2" office:value-type="string">
            <text:h text:style-name="Table_20_Contents" text:outline-level="1"><text:s/>ín inat inak <text:s/></text:h>
          </table:table-cell>
          <table:table-cell table:style-name="Táblázat6.C2" office:value-type="string">
            <text:h text:style-name="Table_20_Contents" text:outline-level="1">ín type words</text:h>
          </table:table-cell>
        </table:table-row>
        <table:table-row>
          <table:table-cell table:style-name="Táblázat6.A2" office:value-type="string">
            <text:h text:style-name="Table_20_Contents" text:outline-level="1">14</text:h>
          </table:table-cell>
          <table:table-cell table:style-name="Táblázat6.A2" office:value-type="string">
            <text:h text:style-name="Table_20_Contents" text:outline-level="1">bakter, bakterek, bakterok</text:h>
          </table:table-cell>
          <table:table-cell table:style-name="Táblázat6.C2" office:value-type="string">
            <text:h text:style-name="Table_20_Contents" text:outline-level="1">Alternating suffices, both high and low endings are ok.</text:h>
          </table:table-cell>
        </table:table-row>
        <table:table-row>
          <table:table-cell table:style-name="Táblázat6.A2" office:value-type="string">
            <text:h text:style-name="Table_20_Contents" text:outline-level="1">15</text:h>
          </table:table-cell>
          <table:table-cell table:style-name="Táblázat6.A2" office:value-type="string">
            <text:h text:style-name="Table_20_Contents" text:outline-level="1">öcs, báty néne </text:h>
          </table:table-cell>
          <table:table-cell table:style-name="Táblázat6.C2" office:value-type="string">
            <text:h text:style-name="Table_20_Contents" text:outline-level="1">Words öcs, báty, néne </text:h>
          </table:table-cell>
        </table:table-row>
        <table:table-row>
          <table:table-cell table:style-name="Táblázat6.A2" office:value-type="string">
            <text:h text:style-name="Table_20_Contents" text:outline-level="1">16</text:h>
          </table:table-cell>
          <table:table-cell table:style-name="Táblázat6.A2" office:value-type="string">
            <text:h text:style-name="Table_20_Contents" text:outline-level="1">szülő szüleim szülőim</text:h>
          </table:table-cell>
          <table:table-cell table:style-name="Táblázat6.C2" office:value-type="string">
            <text:h text:style-name="Table_20_Contents" text:outline-level="1">Word szülő </text:h>
          </table:table-cell>
        </table:table-row>
        <table:table-row>
          <table:table-cell table:style-name="Táblázat6.A2" office:value-type="string">
            <text:h text:style-name="Table_20_Contents" text:outline-level="1">17</text:h>
          </table:table-cell>
          <table:table-cell table:style-name="Táblázat6.A2" office:value-type="string">
            <text:h text:style-name="Table_20_Contents" text:outline-level="1">tűz tüzet tüzek </text:h>
          </table:table-cell>
          <table:table-cell table:style-name="Táblázat6.C2" office:value-type="string">
            <text:h text:style-name="Table_20_Contents" text:outline-level="1">Words tűz, fűz, szűz, loosing accents</text:h>
          </table:table-cell>
        </table:table-row>
        <table:table-row>
          <table:table-cell table:style-name="Táblázat6.A2" office:value-type="string">
            <text:h text:style-name="Table_20_Contents" text:outline-level="1">18</text:h>
          </table:table-cell>
          <table:table-cell table:style-name="Táblázat6.A2" office:value-type="string">
            <text:h text:style-name="Table_20_Contents" text:outline-level="1"><text:s/>y-i <text:s text:c="3"/></text:h>
          </table:table-cell>
          <table:table-cell table:style-name="Táblázat6.C2" office:value-type="string">
            <text:h text:style-name="Table_20_Contents" text:outline-level="1">For certain names y at the end of word is to be handled as i</text:h>
          </table:table-cell>
        </table:table-row>
        <table:table-row>
          <table:table-cell table:style-name="Táblázat6.A2" office:value-type="string">
            <text:h text:style-name="Table_20_Contents" text:outline-level="1">19</text:h>
          </table:table-cell>
          <table:table-cell table:style-name="Táblázat6.A2" office:value-type="string">
            <text:h text:style-name="Table_20_Contents" text:outline-level="1">y-y <text:s text:c="2"/></text:h>
          </table:table-cell>
          <table:table-cell table:style-name="Táblázat6.C2" office:value-type="string">
            <text:h text:style-name="Table_20_Contents" text:outline-level="1">For certain names y in word is to be handled as i, like Ghyczy</text:h>
          </table:table-cell>
        </table:table-row>
        <table:table-row>
          <table:table-cell table:style-name="Táblázat6.A2" office:value-type="string">
            <text:h text:style-name="Table_20_Contents" text:outline-level="1">20</text:h>
          </table:table-cell>
          <table:table-cell table:style-name="Táblázat6.A2" office:value-type="string">
            <text:h text:style-name="Table_20_Contents" text:outline-level="1">ae <text:s/></text:h>
          </table:table-cell>
          <table:table-cell table:style-name="Táblázat6.C2" office:value-type="string">
            <text:h text:style-name="Table_20_Contents" text:outline-level="1">Generally to sign poss, both ja/je and a/e are ok. For certain words only ae is ok. </text:h>
          </table:table-cell>
        </table:table-row>
        <table:table-row>
          <table:table-cell table:style-name="Táblázat6.A2" office:value-type="string">
            <text:h text:style-name="Table_20_Contents" text:outline-level="1">21</text:h>
          </table:table-cell>
          <table:table-cell table:style-name="Táblázat6.A2" office:value-type="string">
            <text:h text:style-name="Table_20_Contents" text:outline-level="1">jaje <text:s/></text:h>
          </table:table-cell>
          <table:table-cell table:style-name="Táblázat6.C2" office:value-type="string">
            <text:h text:style-name="Table_20_Contents" text:outline-level="1">Generally to sign poss, both ja/je and a/e are ok. For certain words only jaje is ok. </text:h>
          </table:table-cell>
        </table:table-row>
        <table:table-row>
          <table:table-cell table:style-name="Táblázat6.A2" office:value-type="string">
            <text:h text:style-name="Table_20_Contents" text:outline-level="1">22</text:h>
          </table:table-cell>
          <table:table-cell table:style-name="Táblázat6.A2" office:value-type="string">
            <text:h text:style-name="Table_20_Contents" text:outline-level="1">pronouns</text:h>
          </table:table-cell>
          <table:table-cell table:style-name="Táblázat6.C2" office:value-type="string">
            <text:h text:style-name="Table_20_Contents" text:outline-level="1">Words enyém.. övéik magam.. maguk </text:h>
          </table:table-cell>
        </table:table-row>
      </table:table>
      <text:h text:style-name="P7" text:outline-level="1"/>
      <text:h text:style-name="P7" text:outline-level="1">In case of irregular words, all compound words, whose last word is irregular, are to be sorted into the .lexc fájl, that handles that irregular word. For example hintaló belongs into the same ,lexc fájl, as ló. </text:h>
      <text:h text:style-name="P7" text:outline-level="1"/>
      <text:h text:style-name="P7" text:outline-level="1"/>
      <text:h text:style-name="P5" text:outline-level="1">Irregular verbs.</text:h>
      <text:h text:style-name="P5" text:outline-level="1"/>
      <text:h text:style-name="P5" text:outline-level="1">There are about 25 types of verbs. For simplicity, in each groups verbs using ik at the end are in an extra group. For example <text:span text:style-name="T6">enhuige7.lexc and enhuige7ik.lexc. Regular verbs are in file enhuige lexc.</text:span></text:h>
      <text:h text:style-name="P7" text:outline-level="1"/>
      <text:h text:style-name="P5" text:outline-level="1"/>
      <text:h text:style-name="P5" text:outline-level="1"/>
      <text:h text:style-name="P5" text:outline-level="1">Irregular adverbs</text:h>
      <text:h text:style-name="P5" text:outline-level="1"/>
      <table:table table:name="Táblázat8" table:style-name="Táblázat8">
        <table:table-column table:style-name="Táblázat8.A"/>
        <table:table-column table:style-name="Táblázat8.B"/>
        <table:table-row>
          <table:table-cell table:style-name="Táblázat8.A1" office:value-type="string">
            <text:h text:style-name="Table_20_Contents" text:outline-level="1">1</text:h>
          </table:table-cell>
          <table:table-cell table:style-name="Táblázat8.B1" office:value-type="string">
            <text:h text:style-name="Table_20_Contents" text:outline-level="1">bátor, bátrabb </text:h>
          </table:table-cell>
        </table:table-row>
        <table:table-row>
          <table:table-cell table:style-name="Táblázat8.A2" office:value-type="string">
            <text:h text:style-name="Table_20_Contents" text:outline-level="1">2</text:h>
          </table:table-cell>
          <table:table-cell table:style-name="Táblázat8.B2" office:value-type="string">
            <text:h text:style-name="Table_20_Contents" text:outline-level="1">sok-több, lassú-lassabb, nehéz-nehezebb, könnyű-könnyebb, szép-szebb, hosszú-hosszabb, bő-bővebb, ifjú-ifjabb</text:h>
          </table:table-cell>
        </table:table-row>
      </table:table>
      <text:h text:style-name="P5" text:outline-level="1"/>
      <text:h text:style-name="P5" text:outline-level="1"/>
      <text:h text:style-name="P5" text:outline-level="1">Irregular <text:s/>numerals</text:h>
      <text:h text:style-name="P5" text:outline-level="1"/>
      <table:table table:name="Táblázat7" table:style-name="Táblázat7">
        <table:table-column table:style-name="Táblázat7.A"/>
        <table:table-column table:style-name="Táblázat7.B"/>
        <table:table-column table:style-name="Táblázat7.C"/>
        <table:table-row>
          <table:table-cell table:style-name="Táblázat7.A1" office:value-type="string">
            <text:h text:style-name="Table_20_Contents" text:outline-level="1">1</text:h>
          </table:table-cell>
          <table:table-cell table:style-name="Táblázat7.A1" office:value-type="string">
            <text:h text:style-name="Table_20_Contents" text:outline-level="1">Ezer, ezrek</text:h>
          </table:table-cell>
          <table:table-cell table:style-name="Táblázat7.C1" office:value-type="string">
            <text:h text:style-name="Table_20_Contents" text:outline-level="1">Drop a letter</text:h>
          </table:table-cell>
        </table:table-row>
      </table:table>
      <text:h text:style-name="P5" text:outline-level="1"/>
      <text:h text:style-name="P5" text:outline-level="1"/>
      <text:h text:style-name="P5" text:outline-level="1">Verb prefix</text:h>
      <text:h text:style-name="P5" text:outline-level="1"/>
      <text:h text:style-name="P7" text:outline-level="1">Verb <text:s/>prefixes are not only part of verbs, but also of nouns and adjectives <text:s/>(kinézés, benézés, kilátó, belátó, stb...)</text:h>
      <text:h text:style-name="P7" text:outline-level="1"/>
      <text:h text:style-name="P7" text:outline-level="1">Hunmorph-foma adds Verb prefixes using <text:span text:style-name="T5"><text:s/></text:span>LEXICON Prefigekoto before <text:s/>LEXICON Verb, like:</text:h>
      <text:h text:style-name="P7" text:outline-level="1"><text:soft-page-break/></text:h>
      <text:h text:style-name="P7" text:outline-level="1">LEXICON Root</text:h>
      <text:h text:style-name="P7" text:outline-level="1">Verb;</text:h>
      <text:h text:style-name="P7" text:outline-level="1">Prefigekoto;</text:h>
      <text:h text:style-name="P7" text:outline-level="1"/>
      <text:h text:style-name="P7" text:outline-level="1">LEXICON Prefigekoto</text:h>
      <text:h text:style-name="P7" text:outline-level="1">+Pref+:keresztül Verb;</text:h>
      <text:h text:style-name="P7" text:outline-level="1">...</text:h>
      <text:h text:style-name="P7" text:outline-level="1">+Pref+:be <text:s text:c="2"/>Verb;</text:h>
      <text:h text:style-name="P7" text:outline-level="1"/>
      <text:h text:style-name="P7" text:outline-level="1">LEXICON Verb</text:h>
      <text:h text:style-name="P7" text:outline-level="1">abajgatásoz AddVerbmelyik;</text:h>
      <text:h text:style-name="P7" text:outline-level="1">...</text:h>
      <text:h text:style-name="P7" text:outline-level="1"/>
      <text:h text:style-name="P7" text:outline-level="1">This arrangement guarantees, that each verb modifier gets combined with each verb. Such structures are also in files <text:s/>enhuadjigem.lexc, enhuadjmelyige.lexc, <text:s/>enhuadjfnmn.lexc, enhufnige.lexc, in all verb .lexc files, and also in other files, where combination with verb prefixes is needed. </text:h>
      <text:h text:style-name="P7" text:outline-level="1"/>
      <text:h text:style-name="P7" text:outline-level="1"/>
      <text:h text:style-name="P7" text:outline-level="1"/>
      <text:h text:style-name="P4" text:outline-level="1">Adding new words.</text:h>
      <text:h text:style-name="P7" text:outline-level="1"/>
      <text:h text:style-name="P7" text:outline-level="1">Find out the word type, noun, verb, adjective, numeral, pronoun, adverb, other</text:h>
      <text:h text:style-name="P7" text:outline-level="1"/>
      <text:h text:style-name="P7" text:outline-level="1">Find words with similar ending</text:h>
      <text:h text:style-name="P7" text:outline-level="1"/>
      <text:h text:style-name="P7" text:outline-level="1">The word is to be put besides the most similar word with the same Add..; command, as the similar word.</text:h>
      <text:h text:style-name="P7" text:outline-level="1"/>
      <text:h text:style-name="P7" text:outline-level="1">If the word uses verb prefixes, it must be put into a fájl, that handles verb prefixes.</text:h>
      <text:h text:style-name="P7" text:outline-level="1"/>
      <text:h text:style-name="P7" text:outline-level="1">Example:</text:h>
      <text:h text:style-name="P7" text:outline-level="1">Let's assume, the <text:s/>facsart word is missing. It is an adjective, and can use verb prefixes. (kifacsart, etc..)</text:h>
      <text:h text:style-name="P7" text:outline-level="1"/>
      <text:h text:style-name="P7" text:outline-level="1">grep "art " lexc/adj/*</text:h>
      <text:h text:style-name="P7" text:outline-level="1">enhuadjigem.lexc is a good candidate, because it handles verb prefixes.</text:h>
      <text:h text:style-name="P7" text:outline-level="1"/>
      <text:h text:style-name="P7" text:outline-level="1">word csavart is in that fájl like:</text:h>
      <text:h text:style-name="P7" text:outline-level="1">csavart AddAdjboeet; <text:s/></text:h>
      <text:h text:style-name="P7" text:outline-level="1"/>
      <text:h text:style-name="P7" text:outline-level="1">We add after csavart our word like:</text:h>
      <text:h text:style-name="P7" text:outline-level="1">facsart AddAdjboeet; </text:h>
      <text:h text:style-name="P7" text:outline-level="1"/>
      <text:h text:style-name="P7" text:outline-level="1">And after compilation facsart is part of our dictionary.</text:h>
      <text:h text:style-name="P7" text:outline-level="1"/>
      <text:h text:style-name="P4" text:outline-level="1">Two level Add...; commands</text:h>
      <text:h text:style-name="P7" text:outline-level="1"/>
      <text:h text:style-name="P7" text:outline-level="1">In the adj tree there are two leve Add...; commandsm e.g. in <text:s/>enhuadjfnmn.lexc:</text:h>
      <text:h text:style-name="P7" text:outline-level="1">AddAdjeEnd</text:h>
      <text:h text:style-name="P7" text:outline-level="1">AddAdjeEndat</text:h>
      <text:h text:style-name="P7" text:outline-level="1"><text:soft-page-break/>AddAdjeEndnyi</text:h>
      <text:h text:style-name="P7" text:outline-level="1">AddAdjeEndnyiat</text:h>
      <text:h text:style-name="P7" text:outline-level="1"/>
      <text:h text:style-name="P7" text:outline-level="1">These command modify the adjectives, adding the endings <text:s/>szerű, féle, fajta, nyi, i. The modified words will then be conjugated, We save a lot of space using this solution, however, analysis will be a bit less readable, because for the word próbaszerű or próbaféle the ground word is próba and not próbaszerű or próbaféle.</text:h>
      <text:h text:style-name="P7" text:outline-level="1"/>
      <text:h text:style-name="P7" text:outline-level="1">Example:</text:h>
      <text:h text:style-name="P7" text:outline-level="1">apply up&gt; próbaszerűt</text:h>
      <text:h text:style-name="P7" text:outline-level="1">próba+Adj+Acc</text:h>
      <text:h text:style-name="P7" text:outline-level="1">apply up&gt; </text:h>
      <text:h text:style-name="P7" text:outline-level="1"/>
      <text:h text:style-name="P7" text:outline-level="1"/>
      <text:h text:style-name="P5" text:outline-level="1">Handling compound words.</text:h>
      <text:h text:style-name="P7" text:outline-level="1"/>
      <text:h text:style-name="P7" text:outline-level="1">Oroginally I wanted to handle compound words by adding a listing of simple words to another listing of simple words. The list of simple words had to contain about 30 thousand words. This way is no good, since a simple compilation takes more than 30 minutes. </text:h>
      <text:h text:style-name="P7" text:outline-level="1"/>
      <text:h text:style-name="P7" text:outline-level="1">Therefore I decided to use words collected from corpora. The word collection is in file lexc/ noun/enhuossz3.lexc. Non regular words had to be transferred from this into the files that handle the non regular words. Testing was done using the word collection itself, the Szeged corpus and the Szószablya corpus. In all cases I used Hunspell a s a filter.</text:h>
      <text:h text:style-name="P7" text:outline-level="1"/>
      <text:h text:style-name="P7" text:outline-level="1">Because translation of <text:s/>enhuossz3.lexc takes on my system ca. 3 minutes, that slows down evaluations on word system, I introduced the usage of the „big” and „small” dictionary. The „big” form is the final forma, the „small” one is without corpus compounds. Switching between the two forms is done automatically using script „smake.sh”. Smake.sh usage:</text:h>
      <text:h text:style-name="P7" text:outline-level="1">./smake.sh k</text:h>
      <text:h text:style-name="P7" text:outline-level="1">Kicsi <text:s/>(small)</text:h>
      <text:h text:style-name="P7" text:outline-level="1"/>
      <text:h text:style-name="P7" text:outline-level="1">or: </text:h>
      <text:h text:style-name="P7" text:outline-level="1">.smake.sh n</text:h>
      <text:h text:style-name="P7" text:outline-level="1">Nagy (big)</text:h>
      <text:h text:style-name="P7" text:outline-level="1"/>
      <text:h text:style-name="P7" text:outline-level="1">After .smake.sh n or smake.sh k make will compile the selected version.</text:h>
      <text:h text:style-name="P7" text:outline-level="1"/>
      <text:h text:style-name="P7" text:outline-level="1"><text:span text:style-name="T1">Advantage</text:span> of the method is,that switching is simple, fast and avoids errors.</text:h>
      <text:h text:style-name="P7" text:outline-level="1"><text:span text:style-name="T1">Disadvantage</text:span> of the method is, that there exist <text:s/>enhu2.foma.kicsi and an enhu2.foma.nagy fájl, that has to be updated whenever enhu2.foma gets updated. Likewise exists <text:s/>Makefile.kicsi and Makefile nagy fájl, that has to be updated each time Makefile gets updated.</text:h>
      <text:h text:style-name="P7" text:outline-level="1"/>
      <text:h text:style-name="P7" text:outline-level="1"><draw:line text:anchor-type="paragraph" draw:z-index="0" draw:style-name="gr1" draw:text-style-name="P24" svg:x1="0.034cm" svg:y1="0.132cm" svg:x2="17.02cm" svg:y2="0.026cm"><text:p/></draw:line></text:h>
      <text:h text:style-name="P5" text:outline-level="1"><text:span text:style-name="T7">Idea for further development</text:span>:</text:h>
      <text:h text:style-name="P7" text:outline-level="1"/>
      <text:h text:style-name="P7" text:outline-level="1">In analysis case it is useful, if Hunmorph-foma recognizes any word form. In case of generation, however, the most often used word form generation is desirable. In order to achieve the most often used form, the dicionary needs to be reduced and also the .lexc files need some simplification to avoid to generate seldom used word forms. For example in case of the irnánk/irnók word pair clearly the írnánk forma is much more often used, than the írnók form, however, for a correct analysis we can not dismiss the írnók form altogether. </text:h>
      <text:h text:style-name="P7" text:outline-level="1"><text:soft-page-break/></text:h>
      <text:h text:style-name="P4" text:outline-level="1">History of <text:s/>Hunmorph-foma writing.</text:h>
      <text:h text:style-name="P7" text:outline-level="1"/>
      <text:h text:style-name="P7" text:outline-level="1"/>
      <text:h text:style-name="P7" text:outline-level="1">Hunmorph-foma writing started with the tool <text:s/>SFST, (</text:h>
      <text:h text:style-name="P7" text:outline-level="1"><text:a xlink:type="simple" xlink:href="http://www.ims.uni-stuttgart.de/projekte/gramotron/SOFTWARE/SFST.html">http://www.ims.uni-stuttgart.de/projekte/gramotron/SOFTWARE/SFST.html</text:a> ) because SFST is a simply to overview, well documented analyser/generator, and using it there exists a complete Turkish morphology, trmorph. <text:a xlink:type="simple" xlink:href="http://www.let.rug.nl/~coltekin/trmorph/">http://www.let.rug.nl/~coltekin/trmorph/</text:a>. <text:s/>Turkish is rather similar to Hungarian, the relation German:English corresponst to the relation Hungarian:Turkish. Turkish noun suffixation is a bit simpler than Hungarian one, even though Turkish contains almost all Hungarian irregularities. Turkish verb conjugation is slightly more sophisiticated, than Hungarian, which does cause difficulties for the morphology tool writer. Since Turkish does not use verb prefixes or compound words, this greatly simplifies the writing of a Turkish morphology analyser. </text:h>
      <text:h text:style-name="P7" text:outline-level="1"/>
      <text:h text:style-name="P7" text:outline-level="1">Working with SFST i succeeded to find out the way, how to get SFST work with acceptable memory usage. However, SFST files were that hard to read and maintain, that I felt, it was necessary, to search for a more suitable morphology tool, and I found foma. Foma is perfectly capable to handle the complexities of the Hungarian language and it does that very effectively.</text:h>
      <text:h text:style-name="P7" text:outline-level="1"/>
      <text:h text:style-name="P7" text:outline-level="1"/>
      <text:h text:style-name="P4" text:outline-level="1">Utilities</text:h>
      <text:h text:style-name="P7" text:outline-level="1"/>
      <text:h text:style-name="P5" text:outline-level="1">LEXC check:</text:h>
      <text:h text:style-name="P7" text:outline-level="1"/>
      <text:h text:style-name="P7" text:outline-level="1">In order to check the lexc files I wrote a little check program <text:s/>tools/fomachk/fomasyn2.pl, that speedyly checks the integrity of the lexc files- The program, as all utilities is written in perl, and to work with it on needs a perl interpreter, that is on all modern systems readyly available.</text:h>
      <text:h text:style-name="P7" text:outline-level="1"/>
      <text:h text:style-name="P7" text:outline-level="1">Before first usage the $root variable of the <text:s/>fomasyn2.pl program must be set up to show onto the directory, where the Makefile is to be found. </text:h>
      <text:h text:style-name="P7" text:outline-level="1"/>
      <text:h text:style-name="P7" text:outline-level="1">Fomasyn2.pl needs one parameter, the word type to be checked, that is noun, adj, verb, num, fxpp, <text:s/>or misc.</text:h>
      <text:h text:style-name="P7" text:outline-level="1"/>
      <text:h text:style-name="P7" text:outline-level="1">The usage of fomasyn2.pl from the main directory:</text:h>
      <text:h text:style-name="P7" text:outline-level="1">$ perl tools/fomachk/fomasyn2.pl verb</text:h>
      <text:h text:style-name="P7" text:outline-level="1">$</text:h>
      <text:h text:style-name="P7" text:outline-level="1"/>
      <text:h text:style-name="P7" text:outline-level="1">In case of the fxpp parameter it complaints about unused elements, this is <text:s/>harmless. All other error reports need to be checked, since they can refer to serious problems. </text:h>
      <text:h text:style-name="P7" text:outline-level="1"/>
      <text:h text:style-name="P5" text:outline-level="1">Check of foma files:</text:h>
      <text:h text:style-name="P7" text:outline-level="1"/>
      <text:h text:style-name="P7" text:outline-level="1">/tools/fomachk/fomafom2.pl checks the <text:s/>foma files in the <text:s/>$root directory. </text:h>
      <text:h text:style-name="P7" text:outline-level="1"><text:s/>Usage from the root directory:</text:h>
      <text:h text:style-name="P7" text:outline-level="1"><text:s/>$ perl tools/fomachk/fomafom2.pl verb</text:h>
      <text:h text:style-name="P7" text:outline-level="1"><text:s/>$</text:h>
      <text:h text:style-name="P7" text:outline-level="1"/>
      <text:h text:style-name="P7" text:outline-level="1">fomafom2.pl checks the comments, the closing of the definition lines, checks, if all used definitions are really defined, and if all definitions are actually used.</text:h>
      <text:h text:style-name="P7" text:outline-level="1"/>
      <text:h text:style-name="P7" text:outline-level="1"><text:s/></text:h>
      <text:h text:style-name="P4" text:outline-level="1"><text:soft-page-break/>Client-server mode</text:h>
      <text:h text:style-name="P7" text:outline-level="1"/>
      <text:h text:style-name="P7" text:outline-level="1">An example to using of the client-server mode is in the <text:s/>tools/chkwds directory. Its usage:</text:h>
      <text:h text:style-name="P7" text:outline-level="1">E</text:h>
      <text:h text:style-name="P7" text:outline-level="1">1. In the <text:s/>do_testup.sh <text:s/>fájl the root directory must be set <text:s/>(on my system the root directory is: /home/en/program/foma/tktest1)</text:h>
      <text:h text:style-name="P7" text:outline-level="1">2. sh do_testup.sh</text:h>
      <text:h text:style-name="P7" text:outline-level="1">The system's answer: Started flookup server on 127.0.0.1 port 6062</text:h>
      <text:h text:style-name="P7" text:outline-level="1">3. perl chkwdlistup.pl szolista.txt</text:h>
      <text:h text:style-name="P7" text:outline-level="1">kapunak: kapunak<text:tab/>kapu+Noun+Dat</text:h>
      <text:h text:style-name="P7" text:outline-level="1">ajtótól: ajtótól<text:tab/>ajtó+Noun+Abl</text:h>
      <text:h text:style-name="P7" text:outline-level="1">megírják: megírják<text:tab/>+Pref+ír+Verb+DefPl3</text:h>
      <text:h text:style-name="P7" text:outline-level="1">megírják<text:tab/>+Pref+ír+Verb+ConjDefPl3</text:h>
      <text:h text:style-name="P7" text:outline-level="1">szebbek: szebbek<text:tab/>szép+Adj+Mid+Plur+Nom</text:h>
      <text:h text:style-name="P7" text:outline-level="1">legokosabbak: legokosabbak<text:tab/>legokos+Adj+Mid+Plur+Nom</text:h>
      <text:h text:style-name="P7" text:outline-level="1">legeslegcsúnyábbak: legeslegcsúnyábbak<text:tab/>legeslegcsúnya+Adj+Mid+Plur+Nom</text:h>
      <text:h text:style-name="P7" text:outline-level="1">jó: jó<text:tab/>jó+Adj+Nom</text:h>
      <text:h text:style-name="P7" text:outline-level="1">laskagombáért: laskagombáért<text:tab/>laskagomba+Noun+Cau</text:h>
      <text:h text:style-name="P10" text:outline-level="1">send: <text:s/>at chkwdlistup.pl line 28, &lt;FILE&gt; line 9.</text:h>
      <text:h text:style-name="P7" text:outline-level="1"/>
      <text:h text:style-name="P4" text:outline-level="1">Test of conjugation</text:h>
      <text:h text:style-name="P4" text:outline-level="1"/>
      <text:h text:style-name="P7" text:outline-level="1">In directory tools/wdtest there are tools for testing the complete conjugation of individual word(s).</text:h>
      <table:table table:name="Táblázat10" table:style-name="Táblázat10">
        <table:table-column table:style-name="Táblázat10.A"/>
        <table:table-column table:style-name="Táblázat10.B"/>
        <table:table-column table:style-name="Táblázat10.C"/>
        <table:table-column table:style-name="Táblázat10.D"/>
        <table:table-row>
          <table:table-cell table:style-name="Táblázat10.A1" office:value-type="string">
            <text:h text:style-name="P13" text:outline-level="1">Word type</text:h>
          </table:table-cell>
          <table:table-cell table:style-name="Táblázat10.A1" office:value-type="string">
            <text:h text:style-name="P13" text:outline-level="1">Shell script</text:h>
          </table:table-cell>
          <table:table-cell table:style-name="Táblázat10.A1" office:value-type="string">
            <text:h text:style-name="P13" text:outline-level="1">Perl program </text:h>
          </table:table-cell>
          <table:table-cell table:style-name="Táblázat10.D1" office:value-type="string">
            <text:h text:style-name="P13" text:outline-level="1">Result</text:h>
          </table:table-cell>
        </table:table-row>
        <table:table-row>
          <table:table-cell table:style-name="Táblázat10.A2" office:value-type="string">
            <text:h text:style-name="Table_20_Contents" text:outline-level="1">Noun</text:h>
          </table:table-cell>
          <table:table-cell table:style-name="Táblázat10.A2" office:value-type="string">
            <text:h text:style-name="Table_20_Contents" text:outline-level="1">Testnoun1.sh</text:h>
          </table:table-cell>
          <table:table-cell table:style-name="Táblázat10.A2" office:value-type="string">
            <text:h text:style-name="Table_20_Contents" text:outline-level="1">Testnoun1.pl</text:h>
          </table:table-cell>
          <table:table-cell table:style-name="Táblázat10.D2" office:value-type="string">
            <text:h text:style-name="Table_20_Contents" text:outline-level="1">/tmp/noun</text:h>
          </table:table-cell>
        </table:table-row>
        <table:table-row>
          <table:table-cell table:style-name="Táblázat10.A2" office:value-type="string">
            <text:h text:style-name="Table_20_Contents" text:outline-level="1">Verb</text:h>
          </table:table-cell>
          <table:table-cell table:style-name="Táblázat10.A2" office:value-type="string">
            <text:h text:style-name="Table_20_Contents" text:outline-level="1">Testverb1.sh</text:h>
          </table:table-cell>
          <table:table-cell table:style-name="Táblázat10.A2" office:value-type="string">
            <text:h text:style-name="Table_20_Contents" text:outline-level="1">Testverb1.pl</text:h>
          </table:table-cell>
          <table:table-cell table:style-name="Táblázat10.D2" office:value-type="string">
            <text:h text:style-name="Table_20_Contents" text:outline-level="1">/tmp/verb</text:h>
          </table:table-cell>
        </table:table-row>
        <table:table-row>
          <table:table-cell table:style-name="Táblázat10.A2" office:value-type="string">
            <text:h text:style-name="Table_20_Contents" text:outline-level="1">Adj</text:h>
          </table:table-cell>
          <table:table-cell table:style-name="Táblázat10.A2" office:value-type="string">
            <text:h text:style-name="Table_20_Contents" text:outline-level="1">Testadj1.sh</text:h>
          </table:table-cell>
          <table:table-cell table:style-name="Táblázat10.A2" office:value-type="string">
            <text:h text:style-name="Table_20_Contents" text:outline-level="1">Testadj1.pl</text:h>
          </table:table-cell>
          <table:table-cell table:style-name="Táblázat10.D2" office:value-type="string">
            <text:h text:style-name="Table_20_Contents" text:outline-level="1">/tmp/adj</text:h>
          </table:table-cell>
        </table:table-row>
        <table:table-row>
          <table:table-cell table:style-name="Táblázat10.A2" office:value-type="string">
            <text:h text:style-name="Table_20_Contents" text:outline-level="1">Num</text:h>
          </table:table-cell>
          <table:table-cell table:style-name="Táblázat10.A2" office:value-type="string">
            <text:h text:style-name="Table_20_Contents" text:outline-level="1">Testnum1.sh</text:h>
          </table:table-cell>
          <table:table-cell table:style-name="Táblázat10.A2" office:value-type="string">
            <text:h text:style-name="Table_20_Contents" text:outline-level="1">Testnum1.pl</text:h>
          </table:table-cell>
          <table:table-cell table:style-name="Táblázat10.D2" office:value-type="string">
            <text:h text:style-name="Table_20_Contents" text:outline-level="1">/tmp/num</text:h>
          </table:table-cell>
        </table:table-row>
      </table:table>
      <text:h text:style-name="P7" text:outline-level="1"/>
      <text:h text:style-name="P7" text:outline-level="1">Before the first test a <text:span text:style-name="T7">make</text:span> must be done in the root directory of Hunmorph-foma. In each shell script the first line must be the root directory of Hunmorph-foma, in my case this is root=/home/en/program/foma/tktest1 </text:h>
      <text:h text:style-name="P7" text:outline-level="1">No blanks are permitted before or after the = sign or elsewhere in this line.</text:h>
      <text:h text:style-name="P7" text:outline-level="1">The word to be tested is set in the perl fájl, always into the @szarr array, one or more words according to the perl syntax ('word1', 'word2', ...)</text:h>
      <text:h text:style-name="P7" text:outline-level="1"/>
      <text:h text:style-name="P7" text:outline-level="1">A test is done from directory tools/wdtest like:</text:h>
      <text:h text:style-name="P7" text:outline-level="1"/>
      <text:h text:style-name="P7" text:outline-level="1">en@en-Anonymous ~/program/foma/tktest1/tools/wdtest $ sh testnoun1.sh </text:h>
      <text:h text:style-name="P7" text:outline-level="1">noun test start </text:h>
      <text:h text:style-name="P7" text:outline-level="1">/home/en/program/foma/tktest1/hunnoun.fst </text:h>
      <text:h text:style-name="P7" text:outline-level="1">nohup: kimenet hozzáfűzése a következőhöz: ”nohup.out” </text:h>
      <text:h text:style-name="P7" text:outline-level="1">noun test finished </text:h>
      <text:h text:style-name="P7" text:outline-level="1">en@en-Anonymous ~/program/foma/tktest1/tools/wdtest $ cat /tmp/noun</text:h>
      <text:h text:style-name="P7" text:outline-level="1">...</text:h>
      <text:h text:style-name="P7" text:outline-level="1"/>
      <text:h text:style-name="P4" text:outline-level="1">Other utilities</text:h>
      <text:h text:style-name="P7" text:outline-level="1"/>
      <text:h text:style-name="P7" text:outline-level="1">Files in directory <text:s/>tools/perl :</text:h>
      <text:h text:style-name="P7" text:outline-level="1"/>
      <text:h text:style-name="P5" text:outline-level="1"><text:soft-page-break/>Programs to maintain lexc files:</text:h>
      <text:h text:style-name="P7" text:outline-level="1"/>
      <text:h text:style-name="P7" text:outline-level="1">kivon.pl – called with one parameter, which is a file name</text:h>
      <text:h text:style-name="P7" text:outline-level="1">kivon.pl reads the given file.</text:h>
      <text:h text:style-name="P7" text:outline-level="1">Reads stdin, and lists all words of it, except the words, that are in the parameter file. <text:s/></text:h>
      <text:h text:style-name="P7" text:outline-level="1"/>
      <text:h text:style-name="P7" text:outline-level="1">kivon1.pl – called with one parameter, which is a file name</text:h>
      <text:h text:style-name="P7" text:outline-level="1">kivon1.pl reads the given file.</text:h>
      <text:h text:style-name="P7" text:outline-level="1">Reads stdin, and lists the words of it, that are in the parameter file. <text:s/></text:h>
      <text:h text:style-name="P7" text:outline-level="1"/>
      <text:h text:style-name="P7" text:outline-level="1">addadj.pl adds the proper Add.. tag to each element of an adjective word list on the way, <text:s/>enhuadjmnevek.lexc requires.</text:h>
      <text:h text:style-name="P7" text:outline-level="1"/>
      <text:h text:style-name="P7" text:outline-level="1">Melyi2.pl selects words, that need a deep ending, even though the last vocal is an i.</text:h>
      <text:h text:style-name="P7" text:outline-level="1"/>
      <text:h text:style-name="P7" text:outline-level="1"/>
      <text:h text:style-name="P5" text:outline-level="1">Links:</text:h>
      <text:h text:style-name="P5" text:outline-level="1"/>
      <text:list xml:id="list1552329845" text:style-name="L6">
        <text:list-item>
          <text:h text:style-name="P22" text:outline-level="1"><text:bookmark-start text:name="__DdeLink__3368_1476456299"/><text:a xlink:type="simple" xlink:href="https://gitorious.org/hunmorph-foma/hunmorph-foma/trees/master">https://gitorious.org/hunmorph-foma/hunmorph-foma/trees/master</text:a><text:bookmark-end text:name="__DdeLink__3368_1476456299"/></text:h>
        </text:list-item>
        <text:list-item>
          <text:h text:style-name="P22" text:outline-level="1"><text:a xlink:type="simple" xlink:href="https://gitorious.org/hunmorph-foma/pages/Home">https://gitorious.org/hunmorph-foma/pages/Home</text:a></text:h>
        </text:list-item>
        <text:list-item>
          <text:h text:style-name="P22" text:outline-level="1"><text:a xlink:type="simple" xlink:href="https://gitorious.org/hunmorph-foma">https://gitorious.org/hunmorph-foma</text:a></text:h>
        </text:list-item>
        <text:list-item>
          <text:h text:style-name="P22" text:outline-level="1"><text:a xlink:type="simple" xlink:href="http://code.google.com/p/foma">http://code.google.com/p/foma</text:a></text:h>
        </text:list-item>
        <text:list-item>
          <text:h text:style-name="P22" text:outline-level="1"><text:a xlink:type="simple" xlink:href="https://victorio.uit.no/langtech/tags/DIVVUN-NO_1_0_RELEASE/gt/doc/book.pdf_1.pdf">https://victorio.uit.no/langtech/tags/DIVVUN-NO_1_0_RELEASE/gt/doc/book.pdf_1.pdf</text:a></text:h>
        </text:list-item>
        <text:list-item>
          <text:h text:style-name="P22" text:outline-level="1"><text:a xlink:type="simple" xlink:href="http://mokk.bme.hu/resources/hunmorph/">http://mokk.bme.hu/resources/hunmorph/</text:a></text:h>
        </text:list-item>
        <text:list-item>
          <text:h text:style-name="P22" text:outline-level="1"><text:a xlink:type="simple" xlink:href="http://sourceforge.net/projects/hunspell/">http://</text:a><text:a xlink:type="simple" xlink:href="http://sourceforge.net/projects/hunspell/"><text:span text:style-name="Citation"><text:span text:style-name="T2">sourceforge.net/projects/hunspell</text:span></text:span></text:a><text:a xlink:type="simple" xlink:href="http://sourceforge.net/projects/hunspell/"><text:span text:style-name="Citation">/</text:span></text:a></text:h>
        </text:list-item>
        <text:list-item>
          <text:h text:style-name="P22" text:outline-level="1"><text:a xlink:type="simple" xlink:href="http://bug.openscope.org/"><text:span text:style-name="Citation"><text:span text:style-name="T2">http://bug.openscope.org</text:span></text:span></text:a></text:h>
        </text:list-item>
        <text:list-item>
          <text:h text:style-name="P22" text:outline-level="1"><text:a xlink:type="simple" xlink:href="http://code.google.com/p/foma/wiki/FlookupDocumentation"><text:span text:style-name="Citation"><text:span text:style-name="T2">http://code.google.com/p/foma/wiki/FlookupDocumentation</text:span></text:span></text:a></text:h>
        </text:list-item>
        <text:list-item>
          <text:h text:style-name="P20" text:outline-level="1"><text:a xlink:type="simple" xlink:href="http://www.ims.uni-stuttgart.de/projekte/gramotron/SOFTWARE/SFST.html"><text:span text:style-name="Citation"><text:span text:style-name="T4">http://www.ims.uni-stuttgart.de/projekte/gramotron/SOFTWARE/SFST.html</text:span></text:span></text:a></text:h>
        </text:list-item>
        <text:list-item>
          <text:h text:style-name="P20" text:outline-level="1"><text:a xlink:type="simple" xlink:href="http://www.inf.u-szeged.hu/projectdirs/hlt/"><text:span text:style-name="Citation"><text:span text:style-name="T4">http://www.inf.u-szeged.hu/projectdirs/hlt/</text:span></text:span></text:a></text:h>
        </text:list-item>
        <text:list-item>
          <text:h text:style-name="P20" text:outline-level="1"><text:a xlink:type="simple" xlink:href="http://www.let.rug.nl/~coltekin/trmorph/"><text:span text:style-name="Citation"><text:span text:style-name="T4">http://www.let.rug.nl/~coltekin/trmorph/</text:span></text:span></text:a></text:h>
        </text:list-item>
      </text:list>
      <text:h text:style-name="P7" text:outline-level="1"><text:span text:style-name="Citation"><text:span text:style-name="T4"/></text:span></text:h>
      <text:h text:style-name="P23" text:outline-level="1"><text:bookmark text:name="Message+to+the+author++"/><text:span text:style-name="Citation"><text:span text:style-name="T8">Message to the author </text:span></text:span></text:h>
      <text:h text:style-name="Text_20_body" text:outline-level="1">You can send messages to email eleonora46_at_gmx_dot_net . Add the hunmorph keyword to the subject.</text:h>
      <text:h text:style-name="P7" text:outline-level="1"><text:span text:style-name="Citation"><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4T11:21:59</dc:date>
    <dc:creator>en </dc:creator>
    <meta:editing-duration>PT16H18M49S</meta:editing-duration>
    <meta:editing-cycles>80</meta:editing-cycles>
    <meta:generator>LibreOffice/3.4$Linux LibreOffice_project/340m1$Build-402</meta:generator>
    <meta:document-statistic meta:table-count="10" meta:image-count="0" meta:object-count="0" meta:page-count="12" meta:paragraph-count="502" meta:word-count="2868" meta:character-count="19094" meta:non-whitespace-character-count="16580"/>
  </office:meta>
</office:document-meta>
</file>